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268.86mm" svg:height="151.43mm" svg:x="123.83mm" svg:y="212.77mm">
            <draw:object draw:notify-on-update-of-ranges="Sheet1.A1:Sheet1.A1 Sheet2.E3:Sheet2.E23 Sheet2.G3:Sheet2.G23 Sheet2.H3:Sheet2.H23 Sheet1.A1:Sheet1.A1 Sheet2.R3:Sheet2.R19 Sheet2.S3:Sheet2.S19 Sheet2.S3:Sheet2.S19 Sheet1.A1:Sheet1.A1 Sheet2.P3:Sheet2.P19 Sheet2.Q2:Sheet2.Q19 Sheet2.Q2:Sheet2.Q19 Sheet1.A1:Sheet1.A1 Sheet2.N3:Sheet2.N22 Sheet2.O3:Sheet2.O22 Sheet2.O3:Sheet2.O22 Sheet1.A1:Sheet1.A1 Sheet2.J3:Sheet2.J23 Sheet2.K3:Sheet2.K23 Sheet2.M3:Sheet2.M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This work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>
            <text:p>C.Y. Wu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uncert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uncer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ncert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8673" calcext:value-type="float">
            <text:p>1.28673</text:p>
          </table:table-cell>
          <table:table-cell office:value-type="float" office:value="-0.00923" calcext:value-type="float">
            <text:p>-0.00923</text:p>
          </table:table-cell>
          <table:table-cell office:value-type="float" office:value="0.00942" calcext:value-type="float">
            <text:p>0.00942</text:p>
          </table:table-cell>
          <table:table-cell table:formula="of:=[.F3]*-1" office:value-type="float" office:value="0.00923" calcext:value-type="float">
            <text:p>0.00923</text:p>
          </table:table-cell>
          <table:table-cell office:value-type="string" calcext:value-type="string">
            <text:p>(+)</text:p>
          </table:table-cell>
          <table:table-cell office:value-type="float" office:value="1.208" calcext:value-type="float">
            <text:p>1.208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17" calcext:value-type="float">
            <text:p>-0.017</text:p>
          </table:table-cell>
          <table:table-cell table:formula="of:=[.L3]*-1" office:value-type="float" office:value="0.017" calcext:value-type="float">
            <text:p>0.017</text:p>
          </table:table-cell>
          <table:table-cell office:value-type="float" office:value="1.37" calcext:value-type="float">
            <text:p>1.37</text:p>
          </table:table-cell>
          <table:table-cell office:value-type="float" office:value="0.03" calcext:value-type="float">
            <text:p>0.03</text:p>
          </table:table-cell>
          <table:table-cell office:value-type="float" office:value="1.245" calcext:value-type="float">
            <text:p>1.245</text:p>
          </table:table-cell>
          <table:table-cell office:value-type="float" office:value="0.04" calcext:value-type="float">
            <text:p>0.04</text:p>
          </table:table-cell>
          <table:table-cell office:value-type="float" office:value="1.273" calcext:value-type="float">
            <text:p>1.27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1196" calcext:value-type="float">
            <text:p>0.11196</text:p>
          </table:table-cell>
          <table:table-cell office:value-type="float" office:value="-0.00224" calcext:value-type="float">
            <text:p>-0.00224</text:p>
          </table:table-cell>
          <table:table-cell office:value-type="float" office:value="0.00322" calcext:value-type="float">
            <text:p>0.00322</text:p>
          </table:table-cell>
          <table:table-cell table:formula="of:=[.F4]*-1" office:value-type="float" office:value="0.00224" calcext:value-type="float">
            <text:p>0.00224</text:p>
          </table:table-cell>
          <table:table-cell/>
          <table:table-cell office:value-type="float" office:value="0.0888" calcext:value-type="float">
            <text:p>0.0888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12" calcext:value-type="float">
            <text:p>-0.0012</text:p>
          </table:table-cell>
          <table:table-cell table:formula="of:=[.L4]*-1" office:value-type="float" office:value="0.0012" calcext:value-type="float">
            <text:p>0.00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9" calcext:value-type="float">
            <text:p>0.09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2265" calcext:value-type="float">
            <text:p>0.52265</text:p>
          </table:table-cell>
          <table:table-cell office:value-type="float" office:value="-0.06842" calcext:value-type="float">
            <text:p>-0.06842</text:p>
          </table:table-cell>
          <table:table-cell office:value-type="float" office:value="0.07454" calcext:value-type="float">
            <text:p>0.07454</text:p>
          </table:table-cell>
          <table:table-cell table:formula="of:=[.F5]*-1" office:value-type="float" office:value="0.06842" calcext:value-type="float">
            <text:p>0.06842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08" calcext:value-type="float">
            <text:p>0.08</text:p>
          </table:table-cell>
          <table:table-cell office:value-type="float" office:value="-0.06" calcext:value-type="float">
            <text:p>-0.06</text:p>
          </table:table-cell>
          <table:table-cell table:formula="of:=[.L5]*-1" office:value-type="float" office:value="0.06" calcext:value-type="float">
            <text:p>0.06</text:p>
          </table:table-cell>
          <table:table-cell office:value-type="float" office:value="0.82" calcext:value-type="float">
            <text:p>0.82</text:p>
          </table:table-cell>
          <table:table-cell office:value-type="float" office:value="0.21" calcext:value-type="float">
            <text:p>0.21</text:p>
          </table:table-cell>
          <table:table-cell office:value-type="float" office:value="0.59" calcext:value-type="float">
            <text:p>0.59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37662" calcext:value-type="float">
            <text:p>2.37662</text:p>
          </table:table-cell>
          <table:table-cell office:value-type="float" office:value="-0.04814" calcext:value-type="float">
            <text:p>-0.04814</text:p>
          </table:table-cell>
          <table:table-cell office:value-type="float" office:value="0.07464" calcext:value-type="float">
            <text:p>0.07464</text:p>
          </table:table-cell>
          <table:table-cell table:formula="of:=[.F6]*-1" office:value-type="float" office:value="0.04814" calcext:value-type="float">
            <text:p>0.04814</text:p>
          </table:table-cell>
          <table:table-cell office:value-type="string" calcext:value-type="string">
            <text:p>(+)</text:p>
          </table:table-cell>
          <table:table-cell office:value-type="float" office:value="1.935" calcext:value-type="float">
            <text:p>1.935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13" calcext:value-type="float">
            <text:p>-0.013</text:p>
          </table:table-cell>
          <table:table-cell table:formula="of:=[.L6]*-1" office:value-type="float" office:value="0.013" calcext:value-type="float">
            <text:p>0.013</text:p>
          </table:table-cell>
          <table:table-cell office:value-type="float" office:value="2.26" calcext:value-type="float">
            <text:p>2.26</text:p>
          </table:table-cell>
          <table:table-cell office:value-type="float" office:value="0.06" calcext:value-type="float">
            <text:p>0.06</text:p>
          </table:table-cell>
          <table:table-cell office:value-type="float" office:value="2.06" calcext:value-type="float">
            <text:p>2.06</text:p>
          </table:table-cell>
          <table:table-cell office:value-type="float" office:value="0.07" calcext:value-type="float">
            <text:p>0.07</text:p>
          </table:table-cell>
          <table:table-cell office:value-type="float" office:value="2.01" calcext:value-type="float">
            <text:p>2.0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00595" calcext:value-type="float">
            <text:p>2.00595</text:p>
          </table:table-cell>
          <table:table-cell office:value-type="float" office:value="-0.04585" calcext:value-type="float">
            <text:p>-0.04585</text:p>
          </table:table-cell>
          <table:table-cell office:value-type="float" office:value="0.04671" calcext:value-type="float">
            <text:p>0.04671</text:p>
          </table:table-cell>
          <table:table-cell table:formula="of:=[.F7]*-1" office:value-type="float" office:value="0.04585" calcext:value-type="float">
            <text:p>0.04585</text:p>
          </table:table-cell>
          <table:table-cell office:value-type="string" calcext:value-type="string">
            <text:p>(+)</text:p>
          </table:table-cell>
          <table:table-cell office:value-type="float" office:value="1.517" calcext:value-type="float">
            <text:p>1.517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18" calcext:value-type="float">
            <text:p>-0.018</text:p>
          </table:table-cell>
          <table:table-cell table:formula="of:=[.L7]*-1" office:value-type="float" office:value="0.018" calcext:value-type="float">
            <text:p>0.018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1.455" calcext:value-type="float">
            <text:p>1.455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0347" calcext:value-type="float">
            <text:p>0.30347</text:p>
          </table:table-cell>
          <table:table-cell office:value-type="float" office:value="-0.00969" calcext:value-type="float">
            <text:p>-0.00969</text:p>
          </table:table-cell>
          <table:table-cell office:value-type="float" office:value="0.00902" calcext:value-type="float">
            <text:p>0.00902</text:p>
          </table:table-cell>
          <table:table-cell table:formula="of:=[.F8]*-1" office:value-type="float" office:value="0.00969" calcext:value-type="float">
            <text:p>0.00969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9" calcext:value-type="float">
            <text:p>-0.009</text:p>
          </table:table-cell>
          <table:table-cell table:formula="of:=[.L8]*-1" office:value-type="float" office:value="0.009" calcext:value-type="float">
            <text:p>0.009</text:p>
          </table:table-cell>
          <table:table-cell office:value-type="float" office:value="0.3" calcext:value-type="float">
            <text:p>0.3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7503" calcext:value-type="float">
            <text:p>0.97503</text:p>
          </table:table-cell>
          <table:table-cell office:value-type="float" office:value="-0.12538" calcext:value-type="float">
            <text:p>-0.12538</text:p>
          </table:table-cell>
          <table:table-cell office:value-type="float" office:value="0.14294" calcext:value-type="float">
            <text:p>0.14294</text:p>
          </table:table-cell>
          <table:table-cell table:formula="of:=[.F9]*-1" office:value-type="float" office:value="0.12538" calcext:value-type="float">
            <text:p>0.125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14" calcext:value-type="float">
            <text:p>-0.014</text:p>
          </table:table-cell>
          <table:table-cell table:formula="of:=[.L9]*-1" office:value-type="float" office:value="0.014" calcext:value-type="float">
            <text:p>0.014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62963" calcext:value-type="float">
            <text:p>2.62963</text:p>
          </table:table-cell>
          <table:table-cell office:value-type="float" office:value="-0.06577" calcext:value-type="float">
            <text:p>-0.06577</text:p>
          </table:table-cell>
          <table:table-cell office:value-type="float" office:value="0.05979" calcext:value-type="float">
            <text:p>0.05979</text:p>
          </table:table-cell>
          <table:table-cell table:formula="of:=[.F10]*-1" office:value-type="float" office:value="0.06577" calcext:value-type="float">
            <text:p>0.06577</text:p>
          </table:table-cell>
          <table:table-cell office:value-type="string" calcext:value-type="string">
            <text:p>(+)</text:p>
          </table:table-cell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-0.04" calcext:value-type="float">
            <text:p>-0.04</text:p>
          </table:table-cell>
          <table:table-cell table:formula="of:=[.L10]*-1" office:value-type="float" office:value="0.04" calcext:value-type="float">
            <text:p>0.04</text:p>
          </table:table-cell>
          <table:table-cell office:value-type="float" office:value="2.04" calcext:value-type="float">
            <text:p>2.04</text:p>
          </table:table-cell>
          <table:table-cell office:value-type="float" office:value="0.24" calcext:value-type="float">
            <text:p>0.24</text:p>
          </table:table-cell>
          <table:table-cell office:value-type="float" office:value="2.5" calcext:value-type="float">
            <text:p>2.5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4292" calcext:value-type="float">
            <text:p>0.04292</text:p>
          </table:table-cell>
          <table:table-cell office:value-type="float" office:value="-0.66748" calcext:value-type="float">
            <text:p>-0.66748</text:p>
          </table:table-cell>
          <table:table-cell office:value-type="float" office:value="0.46236" calcext:value-type="float">
            <text:p>0.46236</text:p>
          </table:table-cell>
          <table:table-cell table:formula="of:=[.F11]*-1" office:value-type="float" office:value="0.66748" calcext:value-type="float">
            <text:p>0.66748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office:value-type="float" office:value="-0.06" calcext:value-type="float">
            <text:p>-0.06</text:p>
          </table:table-cell>
          <table:table-cell table:formula="of:=[.L11]*-1" office:value-type="float" office:value="0.06" calcext:value-type="float">
            <text:p>0.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10106" calcext:value-type="float">
            <text:p>2.10106</text:p>
          </table:table-cell>
          <table:table-cell office:value-type="float" office:value="-0.06732" calcext:value-type="float">
            <text:p>-0.06732</text:p>
          </table:table-cell>
          <table:table-cell office:value-type="float" office:value="0.24589" calcext:value-type="float">
            <text:p>0.24589</text:p>
          </table:table-cell>
          <table:table-cell table:formula="of:=[.F12]*-1" office:value-type="float" office:value="0.06732" calcext:value-type="float">
            <text:p>0.06732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formula="of:=[.L12]*-1" office:value-type="float" office:value="0.05" calcext:value-type="float">
            <text:p>0.05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19158" calcext:value-type="float">
            <text:p>0.19158</text:p>
          </table:table-cell>
          <table:table-cell office:value-type="float" office:value="-0.37483" calcext:value-type="float">
            <text:p>-0.37483</text:p>
          </table:table-cell>
          <table:table-cell office:value-type="float" office:value="0.02865" calcext:value-type="float">
            <text:p>0.02865</text:p>
          </table:table-cell>
          <table:table-cell table:formula="of:=[.F13]*-1" office:value-type="float" office:value="0.37483" calcext:value-type="float">
            <text:p>0.37483</text:p>
          </table:table-cell>
          <table:table-cell office:value-type="string" calcext:value-type="string">
            <text:p>(+-)</text:p>
          </table:table-cell>
          <table:table-cell office:value-type="float" office:value="0.224" calcext:value-type="float">
            <text:p>0.224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19" calcext:value-type="float">
            <text:p>-0.019</text:p>
          </table:table-cell>
          <table:table-cell table:formula="of:=[.L13]*-1" office:value-type="float" office:value="0.019" calcext:value-type="float">
            <text:p>0.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5873" calcext:value-type="float">
            <text:p>0.25873</text:p>
          </table:table-cell>
          <table:table-cell office:value-type="float" office:value="-0.19277" calcext:value-type="float">
            <text:p>-0.19277</text:p>
          </table:table-cell>
          <table:table-cell office:value-type="float" office:value="0.21217" calcext:value-type="float">
            <text:p>0.21217</text:p>
          </table:table-cell>
          <table:table-cell table:formula="of:=[.F14]*-1" office:value-type="float" office:value="0.19277" calcext:value-type="float">
            <text:p>0.19277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12" calcext:value-type="float">
            <text:p>0.12</text:p>
          </table:table-cell>
          <table:table-cell office:value-type="float" office:value="-0.27" calcext:value-type="float">
            <text:p>-0.27</text:p>
          </table:table-cell>
          <table:table-cell table:formula="of:=[.L14]*-1" office:value-type="float" office:value="0.27" calcext:value-type="float">
            <text:p>0.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98533" calcext:value-type="float">
            <text:p>2.98533</text:p>
          </table:table-cell>
          <table:table-cell office:value-type="float" office:value="-1.05682" calcext:value-type="float">
            <text:p>-1.05682</text:p>
          </table:table-cell>
          <table:table-cell office:value-type="float" office:value="0.45616" calcext:value-type="float">
            <text:p>0.45616</text:p>
          </table:table-cell>
          <table:table-cell table:formula="of:=[.F15]*-1" office:value-type="float" office:value="1.05682" calcext:value-type="float">
            <text:p>1.05682</text:p>
          </table:table-cell>
          <table:table-cell office:value-type="string" calcext:value-type="string">
            <text:p>(+)</text:p>
          </table:table-cell>
          <table:table-cell office:value-type="float" office:value="3.08" calcext:value-type="float">
            <text:p>3.08</text:p>
          </table:table-cell>
          <table:table-cell office:value-type="float" office:value="0.1" calcext:value-type="float">
            <text:p>0.1</text:p>
          </table:table-cell>
          <table:table-cell office:value-type="float" office:value="-0.16" calcext:value-type="float">
            <text:p>-0.16</text:p>
          </table:table-cell>
          <table:table-cell table:formula="of:=[.L15]*-1" office:value-type="float" office:value="0.16" calcext:value-type="float">
            <text:p>0.16</text:p>
          </table:table-cell>
          <table:table-cell office:value-type="float" office:value="2.47" calcext:value-type="float">
            <text:p>2.47</text:p>
          </table:table-cell>
          <table:table-cell office:value-type="float" office:value="0.38" calcext:value-type="float">
            <text:p>0.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10201" calcext:value-type="float">
            <text:p>0.10201</text:p>
          </table:table-cell>
          <table:table-cell office:value-type="float" office:value="-0.31433" calcext:value-type="float">
            <text:p>-0.31433</text:p>
          </table:table-cell>
          <table:table-cell office:value-type="float" office:value="0.34346" calcext:value-type="float">
            <text:p>0.34346</text:p>
          </table:table-cell>
          <table:table-cell table:formula="of:=[.F16]*-1" office:value-type="float" office:value="0.31433" calcext:value-type="float">
            <text:p>0.3143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office:value-type="float" office:value="-0.16" calcext:value-type="float">
            <text:p>-0.16</text:p>
          </table:table-cell>
          <table:table-cell table:formula="of:=[.L16]*-1" office:value-type="float" office:value="0.16" calcext:value-type="float">
            <text:p>0.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05869" calcext:value-type="float">
            <text:p>1.05869</text:p>
          </table:table-cell>
          <table:table-cell office:value-type="float" office:value="-3.03194" calcext:value-type="float">
            <text:p>-3.03194</text:p>
          </table:table-cell>
          <table:table-cell office:value-type="float" office:value="0.19696" calcext:value-type="float">
            <text:p>0.19696</text:p>
          </table:table-cell>
          <table:table-cell table:formula="of:=[.F17]*-1" office:value-type="float" office:value="3.03194" calcext:value-type="float">
            <text:p>3.03194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11" calcext:value-type="float">
            <text:p>0.11</text:p>
          </table:table-cell>
          <table:table-cell office:value-type="float" office:value="-0.24" calcext:value-type="float">
            <text:p>-0.24</text:p>
          </table:table-cell>
          <table:table-cell table:formula="of:=[.L17]*-1" office:value-type="float" office:value="0.24" calcext:value-type="float">
            <text:p>0.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0.40358" calcext:value-type="float">
            <text:p>-0.40358</text:p>
          </table:table-cell>
          <table:table-cell office:value-type="float" office:value="-0.08761" calcext:value-type="float">
            <text:p>-0.08761</text:p>
          </table:table-cell>
          <table:table-cell office:value-type="float" office:value="0.09303" calcext:value-type="float">
            <text:p>0.09303</text:p>
          </table:table-cell>
          <table:table-cell table:formula="of:=[.F18]*-1" office:value-type="float" office:value="0.08761" calcext:value-type="float">
            <text:p>0.08761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0.12" calcext:value-type="float">
            <text:p>0.12</text:p>
          </table:table-cell>
          <table:table-cell office:value-type="float" office:value="-0.05" calcext:value-type="float">
            <text:p>-0.05</text:p>
          </table:table-cell>
          <table:table-cell table:formula="of:=[.L18]*-1" office:value-type="float" office:value="0.05" calcext:value-type="float">
            <text:p>0.05</text:p>
          </table:table-cell>
          <table:table-cell office:value-type="float" office:value="-0.66" calcext:value-type="float">
            <text:p>-0.66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.28334" calcext:value-type="float">
            <text:p>2.28334</text:p>
          </table:table-cell>
          <table:table-cell office:value-type="float" office:value="-0.04903" calcext:value-type="float">
            <text:p>-0.04903</text:p>
          </table:table-cell>
          <table:table-cell office:value-type="float" office:value="0.11997" calcext:value-type="float">
            <text:p>0.11997</text:p>
          </table:table-cell>
          <table:table-cell table:formula="of:=[.F19]*-1" office:value-type="float" office:value="0.04903" calcext:value-type="float">
            <text:p>0.04903</text:p>
          </table:table-cell>
          <table:table-cell office:value-type="string" calcext:value-type="string">
            <text:p>(+)</text:p>
          </table:table-cell>
          <table:table-cell office:value-type="float" office:value="1.784" calcext:value-type="float">
            <text:p>1.784</text:p>
          </table:table-cell>
          <table:table-cell office:value-type="float" office:value="0.045" calcext:value-type="float">
            <text:p>0.045</text:p>
          </table:table-cell>
          <table:table-cell office:value-type="float" office:value="-0.029" calcext:value-type="float">
            <text:p>-0.029</text:p>
          </table:table-cell>
          <table:table-cell table:formula="of:=[.L19]*-1" office:value-type="float" office:value="0.029" calcext:value-type="float">
            <text:p>0.029</text:p>
          </table:table-cell>
          <table:table-cell office:value-type="float" office:value="1.59" calcext:value-type="float">
            <text:p>1.59</text:p>
          </table:table-cell>
          <table:table-cell office:value-type="float" office:value="0.34" calcext:value-type="float">
            <text:p>0.34</text:p>
          </table:table-cell>
          <table:table-cell office:value-type="float" office:value="1.27" calcext:value-type="float">
            <text:p>1.27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4191" calcext:value-type="float">
            <text:p>0.04191</text:p>
          </table:table-cell>
          <table:table-cell office:value-type="float" office:value="-0.20879" calcext:value-type="float">
            <text:p>-0.20879</text:p>
          </table:table-cell>
          <table:table-cell office:value-type="float" office:value="0.12031" calcext:value-type="float">
            <text:p>0.12031</text:p>
          </table:table-cell>
          <table:table-cell table:formula="of:=[.F20]*-1" office:value-type="float" office:value="0.20879" calcext:value-type="float">
            <text:p>0.20879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table:formula="of:=[.L20]*-1"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83407" calcext:value-type="float">
            <text:p>1.83407</text:p>
          </table:table-cell>
          <table:table-cell office:value-type="float" office:value="-0.23411" calcext:value-type="float">
            <text:p>-0.23411</text:p>
          </table:table-cell>
          <table:table-cell office:value-type="float" office:value="0.15091" calcext:value-type="float">
            <text:p>0.15091</text:p>
          </table:table-cell>
          <table:table-cell table:formula="of:=[.F21]*-1" office:value-type="float" office:value="0.23411" calcext:value-type="float">
            <text:p>0.23411</text:p>
          </table:table-cell>
          <table:table-cell office:value-type="string" calcext:value-type="string">
            <text:p>(+)</text:p>
          </table:table-cell>
          <table:table-cell office:value-type="float" office:value="2.09" calcext:value-type="float">
            <text:p>2.09</text:p>
          </table:table-cell>
          <table:table-cell office:value-type="float" office:value="0.11" calcext:value-type="float">
            <text:p>0.11</text:p>
          </table:table-cell>
          <table:table-cell office:value-type="float" office:value="-0.07" calcext:value-type="float">
            <text:p>-0.07</text:p>
          </table:table-cell>
          <table:table-cell table:formula="of:=[.L21]*-1" office:value-type="float" office:value="0.07" calcext:value-type="float">
            <text:p>0.07</text:p>
          </table:table-cell>
          <table:table-cell office:value-type="float" office:value="1.91" calcext:value-type="float">
            <text:p>1.91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-0.00349" calcext:value-type="float">
            <text:p>-0.00349</text:p>
          </table:table-cell>
          <table:table-cell office:value-type="float" office:value="0.00603" calcext:value-type="float">
            <text:p>0.00603</text:p>
          </table:table-cell>
          <table:table-cell table:formula="of:=[.F22]*-1" office:value-type="float" office:value="0.00349" calcext:value-type="float">
            <text:p>0.00349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05" calcext:value-type="float">
            <text:p>-0.005</text:p>
          </table:table-cell>
          <table:table-cell table:formula="of:=[.L22]*-1" office:value-type="float" office:value="0.005" calcext:value-type="float">
            <text:p>0.00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4877" calcext:value-type="float">
            <text:p>-0.4877</text:p>
          </table:table-cell>
          <table:table-cell office:value-type="float" office:value="0.25194" calcext:value-type="float">
            <text:p>0.25194</text:p>
          </table:table-cell>
          <table:table-cell table:formula="of:=[.F23]*-1" office:value-type="float" office:value="0.4877" calcext:value-type="float">
            <text:p>0.4877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table:formula="of:=[.L23]*-1" office:value-type="float" office:value="0.06" calcext:value-type="float">
            <text:p>0.06</text:p>
          </table:table-cell>
          <table:table-cell table:number-columns-repeated="6"/>
        </table:table-row>
        <table:table-row table:style-name="ro1" table:number-rows-repeated="25">
          <table:table-cell table:number-columns-repeated="19"/>
        </table:table-row>
        <table:table-row table:style-name="ro1">
          <table:table-cell table:number-columns-repeated="2"/>
          <table:table-cell office:value-type="float" office:value="1.28673" calcext:value-type="float">
            <text:p>1.28673</text:p>
          </table:table-cell>
          <table:table-cell office:value-type="float" office:value="1.2867" calcext:value-type="float">
            <text:p>1.286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1196" calcext:value-type="float">
            <text:p>0.11196</text:p>
          </table:table-cell>
          <table:table-cell office:value-type="float" office:value="0.11182" calcext:value-type="float">
            <text:p>0.1118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2265" calcext:value-type="float">
            <text:p>0.52265</text:p>
          </table:table-cell>
          <table:table-cell office:value-type="float" office:value="0.52847" calcext:value-type="float">
            <text:p>0.5284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37662" calcext:value-type="float">
            <text:p>2.37662</text:p>
          </table:table-cell>
          <table:table-cell office:value-type="float" office:value="2.21" calcext:value-type="float">
            <text:p>2.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00595" calcext:value-type="float">
            <text:p>2.00595</text:p>
          </table:table-cell>
          <table:table-cell office:value-type="float" office:value="1.9939" calcext:value-type="float">
            <text:p>1.993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0347" calcext:value-type="float">
            <text:p>0.30347</text:p>
          </table:table-cell>
          <table:table-cell office:value-type="float" office:value="0.3272" calcext:value-type="float">
            <text:p>0.327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7503" calcext:value-type="float">
            <text:p>0.97503</text:p>
          </table:table-cell>
          <table:table-cell office:value-type="float" office:value="0.99734" calcext:value-type="float">
            <text:p>0.9973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62963" calcext:value-type="float">
            <text:p>2.62963</text:p>
          </table:table-cell>
          <table:table-cell office:value-type="float" office:value="2.72014" calcext:value-type="float">
            <text:p>2.7201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4292" calcext:value-type="float">
            <text:p>0.04292</text:p>
          </table:table-cell>
          <table:table-cell office:value-type="float" office:value="0.25495" calcext:value-type="float">
            <text:p>0.2549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10106" calcext:value-type="float">
            <text:p>2.10106</text:p>
          </table:table-cell>
          <table:table-cell office:value-type="float" office:value="2.03784" calcext:value-type="float">
            <text:p>2.0378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158" calcext:value-type="float">
            <text:p>0.19158</text:p>
          </table:table-cell>
          <table:table-cell office:value-type="float" office:value="0.18235" calcext:value-type="float">
            <text:p>0.1823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5873" calcext:value-type="float">
            <text:p>0.25873</text:p>
          </table:table-cell>
          <table:table-cell office:value-type="float" office:value="0.28036" calcext:value-type="float">
            <text:p>0.2803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98533" calcext:value-type="float">
            <text:p>2.98533</text:p>
          </table:table-cell>
          <table:table-cell office:value-type="float" office:value="2.87224" calcext:value-type="float">
            <text:p>2.8722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201" calcext:value-type="float">
            <text:p>0.10201</text:p>
          </table:table-cell>
          <table:table-cell office:value-type="float" office:value="0.15107" calcext:value-type="float">
            <text:p>0.1510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.05869" calcext:value-type="float">
            <text:p>1.05869</text:p>
          </table:table-cell>
          <table:table-cell office:value-type="float" office:value="0.97951" calcext:value-type="float">
            <text:p>0.9795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-0.40358" calcext:value-type="float">
            <text:p>-0.40358</text:p>
          </table:table-cell>
          <table:table-cell office:value-type="float" office:value="-0.37928" calcext:value-type="float">
            <text:p>-0.3792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28334" calcext:value-type="float">
            <text:p>2.28334</text:p>
          </table:table-cell>
          <table:table-cell office:value-type="float" office:value="2.50625" calcext:value-type="float">
            <text:p>2.5062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4191" calcext:value-type="float">
            <text:p>0.04191</text:p>
          </table:table-cell>
          <table:table-cell office:value-type="float" office:value="-0.06694" calcext:value-type="float">
            <text:p>-0.0669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.83407" calcext:value-type="float">
            <text:p>1.83407</text:p>
          </table:table-cell>
          <table:table-cell office:value-type="float" office:value="1.71737" calcext:value-type="float">
            <text:p>1.7173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3269" calcext:value-type="float">
            <text:p>0.03269</text:p>
          </table:table-cell>
          <table:table-cell office:value-type="float" office:value="0.03281" calcext:value-type="float">
            <text:p>0.0328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447" calcext:value-type="float">
            <text:p>0.447</text:p>
          </table:table-cell>
          <table:table-cell table:number-columns-repeated="15"/>
        </table:table-row>
      </table:table>
      <table:table table:name="Sheet1" table:style-name="ta1">
        <table:shapes>
          <draw:frame draw:z-index="0" draw:style-name="gr1" draw:text-style-name="P1" svg:width="259.36mm" svg:height="131.21mm" svg:x="73.24mm" svg:y="116.88mm">
            <draw:object draw:notify-on-update-of-ranges="Sheet1.D3:Sheet1.D23 Sheet1.F3:Sheet1.F23 Sheet1.G3:Sheet1.G23 Sheet1.I3:Sheet1.I23 Sheet1.K3:Sheet1.K23 Sheet1.L3:Sheet1.L23 Sheet1.N3:Sheet1.N23 Sheet1.P3:Sheet1.P23 Sheet1.Q3:Sheet1.Q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4 exp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2 exp</text:p>
          </table:table-cell>
          <table:covered-table-cell table:number-columns-repeated="2"/>
          <table:table-cell table:style-name="ce1" table:number-columns-repeated="2"/>
          <table:table-cell table:style-name="ce1" office:value-type="string" calcext:value-type="string" table:number-columns-spanned="3" table:number-rows-spanned="1">
            <text:p>1 exp</text:p>
          </table:table-cell>
          <table:covered-table-cell table:number-columns-repeated="2"/>
          <table:table-cell table:number-columns-repeated="3"/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uncert</text:p>
          </table:table-cell>
          <table:table-cell table:style-name="ce2" office:value-type="string" calcext:value-type="string">
            <text:p>uncert</text:p>
          </table:table-cell>
          <table:table-cell/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uncert</text:p>
          </table:table-cell>
          <table:table-cell table:number-columns-repeated="2"/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uncer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8684" calcext:value-type="float">
            <text:p>1.28684</text:p>
          </table:table-cell>
          <table:table-cell office:value-type="float" office:value="-0.01008" calcext:value-type="float">
            <text:p>-0.01008</text:p>
          </table:table-cell>
          <table:table-cell office:value-type="float" office:value="0.01028" calcext:value-type="float">
            <text:p>0.01028</text:p>
          </table:table-cell>
          <table:table-cell table:style-name="ce2" table:formula="of:=[.E3]*-1" office:value-type="float" office:value="0.01008" calcext:value-type="float">
            <text:p>0.01008</text:p>
          </table:table-cell>
          <table:table-cell/>
          <table:table-cell office:value-type="float" office:value="1.2867" calcext:value-type="float">
            <text:p>1.2867</text:p>
          </table:table-cell>
          <table:table-cell office:value-type="float" office:value="-0.01007" calcext:value-type="float">
            <text:p>-0.01007</text:p>
          </table:table-cell>
          <table:table-cell office:value-type="float" office:value="0.01027" calcext:value-type="float">
            <text:p>0.01027</text:p>
          </table:table-cell>
          <table:table-cell table:style-name="ce2" table:formula="of:=[.J3]*-1" office:value-type="float" office:value="0.01007" calcext:value-type="float">
            <text:p>0.01007</text:p>
          </table:table-cell>
          <table:table-cell/>
          <table:table-cell office:value-type="float" office:value="1.2867" calcext:value-type="float">
            <text:p>1.2867</text:p>
          </table:table-cell>
          <table:table-cell office:value-type="float" office:value="-0.01007" calcext:value-type="float">
            <text:p>-0.01007</text:p>
          </table:table-cell>
          <table:table-cell office:value-type="float" office:value="0.01028" calcext:value-type="float">
            <text:p>0.01028</text:p>
          </table:table-cell>
          <table:table-cell table:style-name="ce2" table:formula="of:=[.O3]*-1" office:value-type="float" office:value="0.01007" calcext:value-type="float">
            <text:p>0.010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0885" calcext:value-type="float">
            <text:p>0.10885</text:p>
          </table:table-cell>
          <table:table-cell office:value-type="float" office:value="-0.00955" calcext:value-type="float">
            <text:p>-0.00955</text:p>
          </table:table-cell>
          <table:table-cell office:value-type="float" office:value="0.0091" calcext:value-type="float">
            <text:p>0.0091</text:p>
          </table:table-cell>
          <table:table-cell table:style-name="ce2" table:formula="of:=[.E4]*-1" office:value-type="float" office:value="0.00955" calcext:value-type="float">
            <text:p>0.00955</text:p>
          </table:table-cell>
          <table:table-cell/>
          <table:table-cell office:value-type="float" office:value="0.11182" calcext:value-type="float">
            <text:p>0.11182</text:p>
          </table:table-cell>
          <table:table-cell office:value-type="float" office:value="-0.01053" calcext:value-type="float">
            <text:p>-0.01053</text:p>
          </table:table-cell>
          <table:table-cell office:value-type="float" office:value="0.00911" calcext:value-type="float">
            <text:p>0.00911</text:p>
          </table:table-cell>
          <table:table-cell table:style-name="ce2" table:formula="of:=[.J4]*-1" office:value-type="float" office:value="0.01053" calcext:value-type="float">
            <text:p>0.01053</text:p>
          </table:table-cell>
          <table:table-cell/>
          <table:table-cell office:value-type="float" office:value="0.10843" calcext:value-type="float">
            <text:p>0.10843</text:p>
          </table:table-cell>
          <table:table-cell office:value-type="float" office:value="-0.01063" calcext:value-type="float">
            <text:p>-0.01063</text:p>
          </table:table-cell>
          <table:table-cell office:value-type="float" office:value="0.0086" calcext:value-type="float">
            <text:p>0.0086</text:p>
          </table:table-cell>
          <table:table-cell table:style-name="ce2" table:formula="of:=[.O4]*-1" office:value-type="float" office:value="0.01063" calcext:value-type="float">
            <text:p>0.0106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3102" calcext:value-type="float">
            <text:p>0.53102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0.06989" calcext:value-type="float">
            <text:p>0.06989</text:p>
          </table:table-cell>
          <table:table-cell table:style-name="ce2" table:formula="of:=[.E5]*-1" office:value-type="float" office:value="0.0696" calcext:value-type="float">
            <text:p>0.0696</text:p>
          </table:table-cell>
          <table:table-cell/>
          <table:table-cell office:value-type="float" office:value="0.52847" calcext:value-type="float">
            <text:p>0.52847</text:p>
          </table:table-cell>
          <table:table-cell office:value-type="float" office:value="-0.06914" calcext:value-type="float">
            <text:p>-0.06914</text:p>
          </table:table-cell>
          <table:table-cell office:value-type="float" office:value="0.07105" calcext:value-type="float">
            <text:p>0.07105</text:p>
          </table:table-cell>
          <table:table-cell table:style-name="ce2" table:formula="of:=[.J5]*-1" office:value-type="float" office:value="0.06914" calcext:value-type="float">
            <text:p>0.06914</text:p>
          </table:table-cell>
          <table:table-cell/>
          <table:table-cell office:value-type="float" office:value="0.53307" calcext:value-type="float">
            <text:p>0.53307</text:p>
          </table:table-cell>
          <table:table-cell office:value-type="float" office:value="-0.07033" calcext:value-type="float">
            <text:p>-0.07033</text:p>
          </table:table-cell>
          <table:table-cell office:value-type="float" office:value="0.07053" calcext:value-type="float">
            <text:p>0.07053</text:p>
          </table:table-cell>
          <table:table-cell table:style-name="ce2" table:formula="of:=[.O5]*-1" office:value-type="float" office:value="0.07033" calcext:value-type="float">
            <text:p>0.070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6344" calcext:value-type="float">
            <text:p>2.26344</text:p>
          </table:table-cell>
          <table:table-cell office:value-type="float" office:value="-0.04461" calcext:value-type="float">
            <text:p>-0.04461</text:p>
          </table:table-cell>
          <table:table-cell office:value-type="float" office:value="0.04634" calcext:value-type="float">
            <text:p>0.04634</text:p>
          </table:table-cell>
          <table:table-cell table:style-name="ce2" table:formula="of:=[.E6]*-1" office:value-type="float" office:value="0.04461" calcext:value-type="float">
            <text:p>0.04461</text:p>
          </table:table-cell>
          <table:table-cell/>
          <table:table-cell office:value-type="float" office:value="2.28324" calcext:value-type="float">
            <text:p>2.28324</text:p>
          </table:table-cell>
          <table:table-cell office:value-type="float" office:value="-0.04002" calcext:value-type="float">
            <text:p>-0.04002</text:p>
          </table:table-cell>
          <table:table-cell office:value-type="float" office:value="0.04081" calcext:value-type="float">
            <text:p>0.04081</text:p>
          </table:table-cell>
          <table:table-cell table:style-name="ce2" table:formula="of:=[.J6]*-1" office:value-type="float" office:value="0.04002" calcext:value-type="float">
            <text:p>0.04002</text:p>
          </table:table-cell>
          <table:table-cell/>
          <table:table-cell office:value-type="float" office:value="2.26512" calcext:value-type="float">
            <text:p>2.26512</text:p>
          </table:table-cell>
          <table:table-cell office:value-type="float" office:value="-0.04559" calcext:value-type="float">
            <text:p>-0.04559</text:p>
          </table:table-cell>
          <table:table-cell office:value-type="float" office:value="0.04817" calcext:value-type="float">
            <text:p>0.04817</text:p>
          </table:table-cell>
          <table:table-cell table:style-name="ce2" table:formula="of:=[.O6]*-1" office:value-type="float" office:value="0.04559" calcext:value-type="float">
            <text:p>0.0455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95235" calcext:value-type="float">
            <text:p>1.95235</text:p>
          </table:table-cell>
          <table:table-cell office:value-type="float" office:value="-0.03648" calcext:value-type="float">
            <text:p>-0.03648</text:p>
          </table:table-cell>
          <table:table-cell office:value-type="float" office:value="0.03717" calcext:value-type="float">
            <text:p>0.03717</text:p>
          </table:table-cell>
          <table:table-cell table:style-name="ce2" table:formula="of:=[.E7]*-1" office:value-type="float" office:value="0.03648" calcext:value-type="float">
            <text:p>0.03648</text:p>
          </table:table-cell>
          <table:table-cell/>
          <table:table-cell office:value-type="float" office:value="1.9939" calcext:value-type="float">
            <text:p>1.9939</text:p>
          </table:table-cell>
          <table:table-cell office:value-type="float" office:value="-0.04511" calcext:value-type="float">
            <text:p>-0.04511</text:p>
          </table:table-cell>
          <table:table-cell office:value-type="float" office:value="0.04679" calcext:value-type="float">
            <text:p>0.04679</text:p>
          </table:table-cell>
          <table:table-cell table:style-name="ce2" table:formula="of:=[.J7]*-1" office:value-type="float" office:value="0.04511" calcext:value-type="float">
            <text:p>0.04511</text:p>
          </table:table-cell>
          <table:table-cell/>
          <table:table-cell office:value-type="float" office:value="1.90732" calcext:value-type="float">
            <text:p>1.90732</text:p>
          </table:table-cell>
          <table:table-cell office:value-type="float" office:value="-0.06175" calcext:value-type="float">
            <text:p>-0.06175</text:p>
          </table:table-cell>
          <table:table-cell office:value-type="float" office:value="0.06344" calcext:value-type="float">
            <text:p>0.06344</text:p>
          </table:table-cell>
          <table:table-cell table:style-name="ce2" table:formula="of:=[.O7]*-1" office:value-type="float" office:value="0.06175" calcext:value-type="float">
            <text:p>0.061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1722" calcext:value-type="float">
            <text:p>0.31722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0.00995" calcext:value-type="float">
            <text:p>0.00995</text:p>
          </table:table-cell>
          <table:table-cell table:style-name="ce2" table:formula="of:=[.E8]*-1" office:value-type="float" office:value="0.0101" calcext:value-type="float">
            <text:p>0.0101</text:p>
          </table:table-cell>
          <table:table-cell/>
          <table:table-cell office:value-type="float" office:value="0.3272" calcext:value-type="float">
            <text:p>0.3272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0.01055" calcext:value-type="float">
            <text:p>0.01055</text:p>
          </table:table-cell>
          <table:table-cell table:style-name="ce2" table:formula="of:=[.J8]*-1" office:value-type="float" office:value="0.01095" calcext:value-type="float">
            <text:p>0.01095</text:p>
          </table:table-cell>
          <table:table-cell/>
          <table:table-cell office:value-type="float" office:value="0.32674" calcext:value-type="float">
            <text:p>0.32674</text:p>
          </table:table-cell>
          <table:table-cell office:value-type="float" office:value="-0.01148" calcext:value-type="float">
            <text:p>-0.01148</text:p>
          </table:table-cell>
          <table:table-cell office:value-type="float" office:value="0.01101" calcext:value-type="float">
            <text:p>0.01101</text:p>
          </table:table-cell>
          <table:table-cell table:style-name="ce2" table:formula="of:=[.O8]*-1" office:value-type="float" office:value="0.01148" calcext:value-type="float">
            <text:p>0.011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9618" calcext:value-type="float">
            <text:p>0.99618</text:p>
          </table:table-cell>
          <table:table-cell office:value-type="float" office:value="-0.12938" calcext:value-type="float">
            <text:p>-0.12938</text:p>
          </table:table-cell>
          <table:table-cell office:value-type="float" office:value="0.13215" calcext:value-type="float">
            <text:p>0.13215</text:p>
          </table:table-cell>
          <table:table-cell table:style-name="ce2" table:formula="of:=[.E9]*-1" office:value-type="float" office:value="0.12938" calcext:value-type="float">
            <text:p>0.12938</text:p>
          </table:table-cell>
          <table:table-cell/>
          <table:table-cell office:value-type="float" office:value="0.99734" calcext:value-type="float">
            <text:p>0.99734</text:p>
          </table:table-cell>
          <table:table-cell office:value-type="float" office:value="-0.12917" calcext:value-type="float">
            <text:p>-0.12917</text:p>
          </table:table-cell>
          <table:table-cell office:value-type="float" office:value="0.13279" calcext:value-type="float">
            <text:p>0.13279</text:p>
          </table:table-cell>
          <table:table-cell table:style-name="ce2" table:formula="of:=[.J9]*-1" office:value-type="float" office:value="0.12917" calcext:value-type="float">
            <text:p>0.12917</text:p>
          </table:table-cell>
          <table:table-cell/>
          <table:table-cell office:value-type="float" office:value="0.9953" calcext:value-type="float">
            <text:p>0.9953</text:p>
          </table:table-cell>
          <table:table-cell office:value-type="float" office:value="-0.13047" calcext:value-type="float">
            <text:p>-0.13047</text:p>
          </table:table-cell>
          <table:table-cell office:value-type="float" office:value="0.13184" calcext:value-type="float">
            <text:p>0.13184</text:p>
          </table:table-cell>
          <table:table-cell table:style-name="ce2" table:formula="of:=[.O9]*-1" office:value-type="float" office:value="0.13047" calcext:value-type="float">
            <text:p>0.1304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84812" calcext:value-type="float">
            <text:p>2.84812</text:p>
          </table:table-cell>
          <table:table-cell office:value-type="float" office:value="-0.88714" calcext:value-type="float">
            <text:p>-0.88714</text:p>
          </table:table-cell>
          <table:table-cell office:value-type="float" office:value="0.40493" calcext:value-type="float">
            <text:p>0.40493</text:p>
          </table:table-cell>
          <table:table-cell table:style-name="ce2" table:formula="of:=[.E10]*-1" office:value-type="float" office:value="0.88714" calcext:value-type="float">
            <text:p>0.88714</text:p>
          </table:table-cell>
          <table:table-cell/>
          <table:table-cell office:value-type="float" office:value="2.72014" calcext:value-type="float">
            <text:p>2.72014</text:p>
          </table:table-cell>
          <table:table-cell office:value-type="float" office:value="-0.05745" calcext:value-type="float">
            <text:p>-0.05745</text:p>
          </table:table-cell>
          <table:table-cell office:value-type="float" office:value="0.06373" calcext:value-type="float">
            <text:p>0.06373</text:p>
          </table:table-cell>
          <table:table-cell table:style-name="ce2" table:formula="of:=[.J10]*-1" office:value-type="float" office:value="0.05745" calcext:value-type="float">
            <text:p>0.05745</text:p>
          </table:table-cell>
          <table:table-cell/>
          <table:table-cell office:value-type="float" office:value="3.0162" calcext:value-type="float">
            <text:p>3.0162</text:p>
          </table:table-cell>
          <table:table-cell office:value-type="float" office:value="-0.10137" calcext:value-type="float">
            <text:p>-0.10137</text:p>
          </table:table-cell>
          <table:table-cell office:value-type="float" office:value="0.10286" calcext:value-type="float">
            <text:p>0.10286</text:p>
          </table:table-cell>
          <table:table-cell table:style-name="ce2" table:formula="of:=[.O10]*-1" office:value-type="float" office:value="0.10137" calcext:value-type="float">
            <text:p>0.1013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2269" calcext:value-type="float">
            <text:p>0.2269</text:p>
          </table:table-cell>
          <table:table-cell office:value-type="float" office:value="-0.44927" calcext:value-type="float">
            <text:p>-0.44927</text:p>
          </table:table-cell>
          <table:table-cell office:value-type="float" office:value="0.54075" calcext:value-type="float">
            <text:p>0.54075</text:p>
          </table:table-cell>
          <table:table-cell table:style-name="ce2" table:formula="of:=[.E11]*-1" office:value-type="float" office:value="0.44927" calcext:value-type="float">
            <text:p>0.44927</text:p>
          </table:table-cell>
          <table:table-cell/>
          <table:table-cell office:value-type="float" office:value="0.25495" calcext:value-type="float">
            <text:p>0.25495</text:p>
          </table:table-cell>
          <table:table-cell office:value-type="float" office:value="-0.39475" calcext:value-type="float">
            <text:p>-0.39475</text:p>
          </table:table-cell>
          <table:table-cell office:value-type="float" office:value="0.6873" calcext:value-type="float">
            <text:p>0.6873</text:p>
          </table:table-cell>
          <table:table-cell table:style-name="ce2" table:formula="of:=[.J11]*-1" office:value-type="float" office:value="0.39475" calcext:value-type="float">
            <text:p>0.39475</text:p>
          </table:table-cell>
          <table:table-cell/>
          <table:table-cell office:value-type="float" office:value="0.1591" calcext:value-type="float">
            <text:p>0.1591</text:p>
          </table:table-cell>
          <table:table-cell office:value-type="float" office:value="-0.65711" calcext:value-type="float">
            <text:p>-0.65711</text:p>
          </table:table-cell>
          <table:table-cell office:value-type="float" office:value="0.71594" calcext:value-type="float">
            <text:p>0.71594</text:p>
          </table:table-cell>
          <table:table-cell table:style-name="ce2" table:formula="of:=[.O11]*-1" office:value-type="float" office:value="0.65711" calcext:value-type="float">
            <text:p>0.6571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95499" calcext:value-type="float">
            <text:p>1.95499</text:p>
          </table:table-cell>
          <table:table-cell office:value-type="float" office:value="-0.12356" calcext:value-type="float">
            <text:p>-0.12356</text:p>
          </table:table-cell>
          <table:table-cell office:value-type="float" office:value="0.14252" calcext:value-type="float">
            <text:p>0.14252</text:p>
          </table:table-cell>
          <table:table-cell table:style-name="ce2" table:formula="of:=[.E12]*-1" office:value-type="float" office:value="0.12356" calcext:value-type="float">
            <text:p>0.12356</text:p>
          </table:table-cell>
          <table:table-cell/>
          <table:table-cell office:value-type="float" office:value="2.03784" calcext:value-type="float">
            <text:p>2.03784</text:p>
          </table:table-cell>
          <table:table-cell office:value-type="float" office:value="-0.14431" calcext:value-type="float">
            <text:p>-0.14431</text:p>
          </table:table-cell>
          <table:table-cell office:value-type="float" office:value="0.13763" calcext:value-type="float">
            <text:p>0.13763</text:p>
          </table:table-cell>
          <table:table-cell table:style-name="ce2" table:formula="of:=[.J12]*-1" office:value-type="float" office:value="0.14431" calcext:value-type="float">
            <text:p>0.14431</text:p>
          </table:table-cell>
          <table:table-cell/>
          <table:table-cell office:value-type="float" office:value="2.25135" calcext:value-type="float">
            <text:p>2.25135</text:p>
          </table:table-cell>
          <table:table-cell office:value-type="float" office:value="-0.12991" calcext:value-type="float">
            <text:p>-0.12991</text:p>
          </table:table-cell>
          <table:table-cell office:value-type="float" office:value="0.12873" calcext:value-type="float">
            <text:p>0.12873</text:p>
          </table:table-cell>
          <table:table-cell table:style-name="ce2" table:formula="of:=[.O12]*-1" office:value-type="float" office:value="0.12991" calcext:value-type="float">
            <text:p>0.1299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19526" calcext:value-type="float">
            <text:p>0.19526</text:p>
          </table:table-cell>
          <table:table-cell office:value-type="float" office:value="-0.37603" calcext:value-type="float">
            <text:p>-0.37603</text:p>
          </table:table-cell>
          <table:table-cell office:value-type="float" office:value="0.03019" calcext:value-type="float">
            <text:p>0.03019</text:p>
          </table:table-cell>
          <table:table-cell table:style-name="ce2" table:formula="of:=[.E13]*-1" office:value-type="float" office:value="0.37603" calcext:value-type="float">
            <text:p>0.37603</text:p>
          </table:table-cell>
          <table:table-cell/>
          <table:table-cell office:value-type="float" office:value="0.18235" calcext:value-type="float">
            <text:p>0.18235</text:p>
          </table:table-cell>
          <table:table-cell office:value-type="float" office:value="-0.36009" calcext:value-type="float">
            <text:p>-0.36009</text:p>
          </table:table-cell>
          <table:table-cell office:value-type="float" office:value="0.02652" calcext:value-type="float">
            <text:p>0.02652</text:p>
          </table:table-cell>
          <table:table-cell table:style-name="ce2" table:formula="of:=[.J13]*-1" office:value-type="float" office:value="0.36009" calcext:value-type="float">
            <text:p>0.36009</text:p>
          </table:table-cell>
          <table:table-cell/>
          <table:table-cell office:value-type="float" office:value="0.18331" calcext:value-type="float">
            <text:p>0.18331</text:p>
          </table:table-cell>
          <table:table-cell office:value-type="float" office:value="-0.29939" calcext:value-type="float">
            <text:p>-0.29939</text:p>
          </table:table-cell>
          <table:table-cell office:value-type="float" office:value="0.02692" calcext:value-type="float">
            <text:p>0.02692</text:p>
          </table:table-cell>
          <table:table-cell table:style-name="ce2" table:formula="of:=[.O13]*-1" office:value-type="float" office:value="0.29939" calcext:value-type="float">
            <text:p>0.2993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796" calcext:value-type="float">
            <text:p>0.2796</text:p>
          </table:table-cell>
          <table:table-cell office:value-type="float" office:value="-0.20079" calcext:value-type="float">
            <text:p>-0.20079</text:p>
          </table:table-cell>
          <table:table-cell office:value-type="float" office:value="0.20093" calcext:value-type="float">
            <text:p>0.20093</text:p>
          </table:table-cell>
          <table:table-cell table:style-name="ce2" table:formula="of:=[.E14]*-1" office:value-type="float" office:value="0.20079" calcext:value-type="float">
            <text:p>0.20079</text:p>
          </table:table-cell>
          <table:table-cell/>
          <table:table-cell office:value-type="float" office:value="0.28036" calcext:value-type="float">
            <text:p>0.28036</text:p>
          </table:table-cell>
          <table:table-cell office:value-type="float" office:value="-0.19792" calcext:value-type="float">
            <text:p>-0.19792</text:p>
          </table:table-cell>
          <table:table-cell office:value-type="float" office:value="0.19782" calcext:value-type="float">
            <text:p>0.19782</text:p>
          </table:table-cell>
          <table:table-cell table:style-name="ce2" table:formula="of:=[.J14]*-1" office:value-type="float" office:value="0.19792" calcext:value-type="float">
            <text:p>0.19792</text:p>
          </table:table-cell>
          <table:table-cell/>
          <table:table-cell office:value-type="float" office:value="0.28601" calcext:value-type="float">
            <text:p>0.28601</text:p>
          </table:table-cell>
          <table:table-cell office:value-type="float" office:value="-0.20019" calcext:value-type="float">
            <text:p>-0.20019</text:p>
          </table:table-cell>
          <table:table-cell office:value-type="float" office:value="0.19881" calcext:value-type="float">
            <text:p>0.19881</text:p>
          </table:table-cell>
          <table:table-cell table:style-name="ce2" table:formula="of:=[.O14]*-1" office:value-type="float" office:value="0.20019" calcext:value-type="float">
            <text:p>0.2001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01904" calcext:value-type="float">
            <text:p>3.01904</text:p>
          </table:table-cell>
          <table:table-cell office:value-type="float" office:value="-1.22045" calcext:value-type="float">
            <text:p>-1.22045</text:p>
          </table:table-cell>
          <table:table-cell office:value-type="float" office:value="0.44821" calcext:value-type="float">
            <text:p>0.44821</text:p>
          </table:table-cell>
          <table:table-cell table:style-name="ce2" table:formula="of:=[.E15]*-1" office:value-type="float" office:value="1.22045" calcext:value-type="float">
            <text:p>1.22045</text:p>
          </table:table-cell>
          <table:table-cell/>
          <table:table-cell office:value-type="float" office:value="2.87224" calcext:value-type="float">
            <text:p>2.87224</text:p>
          </table:table-cell>
          <table:table-cell office:value-type="float" office:value="-0.97231" calcext:value-type="float">
            <text:p>-0.97231</text:p>
          </table:table-cell>
          <table:table-cell office:value-type="float" office:value="0.48046" calcext:value-type="float">
            <text:p>0.48046</text:p>
          </table:table-cell>
          <table:table-cell table:style-name="ce2" table:formula="of:=[.J15]*-1" office:value-type="float" office:value="0.97231" calcext:value-type="float">
            <text:p>0.97231</text:p>
          </table:table-cell>
          <table:table-cell/>
          <table:table-cell office:value-type="float" office:value="2.92132" calcext:value-type="float">
            <text:p>2.92132</text:p>
          </table:table-cell>
          <table:table-cell office:value-type="float" office:value="-1.02336" calcext:value-type="float">
            <text:p>-1.02336</text:p>
          </table:table-cell>
          <table:table-cell office:value-type="float" office:value="0.47185" calcext:value-type="float">
            <text:p>0.47185</text:p>
          </table:table-cell>
          <table:table-cell table:style-name="ce2" table:formula="of:=[.O15]*-1" office:value-type="float" office:value="1.02336" calcext:value-type="float">
            <text:p>1.0233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16142" calcext:value-type="float">
            <text:p>0.16142</text:p>
          </table:table-cell>
          <table:table-cell office:value-type="float" office:value="-2.39089" calcext:value-type="float">
            <text:p>-2.39089</text:p>
          </table:table-cell>
          <table:table-cell office:value-type="float" office:value="1.68776" calcext:value-type="float">
            <text:p>1.68776</text:p>
          </table:table-cell>
          <table:table-cell table:style-name="ce2" table:formula="of:=[.E16]*-1" office:value-type="float" office:value="2.39089" calcext:value-type="float">
            <text:p>2.39089</text:p>
          </table:table-cell>
          <table:table-cell/>
          <table:table-cell office:value-type="float" office:value="0.15107" calcext:value-type="float">
            <text:p>0.15107</text:p>
          </table:table-cell>
          <table:table-cell office:value-type="float" office:value="-0.25795" calcext:value-type="float">
            <text:p>-0.25795</text:p>
          </table:table-cell>
          <table:table-cell office:value-type="float" office:value="0.3517" calcext:value-type="float">
            <text:p>0.3517</text:p>
          </table:table-cell>
          <table:table-cell table:style-name="ce2" table:formula="of:=[.J16]*-1" office:value-type="float" office:value="0.25795" calcext:value-type="float">
            <text:p>0.25795</text:p>
          </table:table-cell>
          <table:table-cell/>
          <table:table-cell office:value-type="float" office:value="0.22746" calcext:value-type="float">
            <text:p>0.22746</text:p>
          </table:table-cell>
          <table:table-cell office:value-type="float" office:value="-0.43154" calcext:value-type="float">
            <text:p>-0.43154</text:p>
          </table:table-cell>
          <table:table-cell office:value-type="float" office:value="0.53433" calcext:value-type="float">
            <text:p>0.53433</text:p>
          </table:table-cell>
          <table:table-cell table:style-name="ce2" table:formula="of:=[.O16]*-1" office:value-type="float" office:value="0.43154" calcext:value-type="float">
            <text:p>0.4315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09416" calcext:value-type="float">
            <text:p>1.09416</text:p>
          </table:table-cell>
          <table:table-cell office:value-type="float" office:value="-2.68838" calcext:value-type="float">
            <text:p>-2.68838</text:p>
          </table:table-cell>
          <table:table-cell office:value-type="float" office:value="0.20224" calcext:value-type="float">
            <text:p>0.20224</text:p>
          </table:table-cell>
          <table:table-cell table:style-name="ce2" table:formula="of:=[.E17]*-1" office:value-type="float" office:value="2.68838" calcext:value-type="float">
            <text:p>2.68838</text:p>
          </table:table-cell>
          <table:table-cell/>
          <table:table-cell office:value-type="float" office:value="0.97951" calcext:value-type="float">
            <text:p>0.97951</text:p>
          </table:table-cell>
          <table:table-cell office:value-type="float" office:value="-2.9864" calcext:value-type="float">
            <text:p>-2.9864</text:p>
          </table:table-cell>
          <table:table-cell office:value-type="float" office:value="0.20196" calcext:value-type="float">
            <text:p>0.20196</text:p>
          </table:table-cell>
          <table:table-cell table:style-name="ce2" table:formula="of:=[.J17]*-1" office:value-type="float" office:value="2.9864" calcext:value-type="float">
            <text:p>2.9864</text:p>
          </table:table-cell>
          <table:table-cell/>
          <table:table-cell office:value-type="float" office:value="1.01276" calcext:value-type="float">
            <text:p>1.01276</text:p>
          </table:table-cell>
          <table:table-cell office:value-type="float" office:value="-2.87343" calcext:value-type="float">
            <text:p>-2.87343</text:p>
          </table:table-cell>
          <table:table-cell office:value-type="float" office:value="0.19211" calcext:value-type="float">
            <text:p>0.19211</text:p>
          </table:table-cell>
          <table:table-cell table:style-name="ce2" table:formula="of:=[.O17]*-1" office:value-type="float" office:value="2.87343" calcext:value-type="float">
            <text:p>2.8734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0.39168" calcext:value-type="float">
            <text:p>-0.39168</text:p>
          </table:table-cell>
          <table:table-cell office:value-type="float" office:value="-0.0901" calcext:value-type="float">
            <text:p>-0.0901</text:p>
          </table:table-cell>
          <table:table-cell office:value-type="float" office:value="0.09121" calcext:value-type="float">
            <text:p>0.09121</text:p>
          </table:table-cell>
          <table:table-cell table:style-name="ce2" table:formula="of:=[.E18]*-1" office:value-type="float" office:value="0.0901" calcext:value-type="float">
            <text:p>0.0901</text:p>
          </table:table-cell>
          <table:table-cell/>
          <table:table-cell office:value-type="float" office:value="-0.37928" calcext:value-type="float">
            <text:p>-0.37928</text:p>
          </table:table-cell>
          <table:table-cell office:value-type="float" office:value="-0.09801" calcext:value-type="float">
            <text:p>-0.09801</text:p>
          </table:table-cell>
          <table:table-cell office:value-type="float" office:value="0.08673" calcext:value-type="float">
            <text:p>0.08673</text:p>
          </table:table-cell>
          <table:table-cell table:style-name="ce2" table:formula="of:=[.J18]*-1" office:value-type="float" office:value="0.09801" calcext:value-type="float">
            <text:p>0.09801</text:p>
          </table:table-cell>
          <table:table-cell/>
          <table:table-cell office:value-type="float" office:value="-0.39338" calcext:value-type="float">
            <text:p>-0.39338</text:p>
          </table:table-cell>
          <table:table-cell office:value-type="float" office:value="-0.09219" calcext:value-type="float">
            <text:p>-0.09219</text:p>
          </table:table-cell>
          <table:table-cell office:value-type="float" office:value="0.09199" calcext:value-type="float">
            <text:p>0.09199</text:p>
          </table:table-cell>
          <table:table-cell table:style-name="ce2" table:formula="of:=[.O18]*-1" office:value-type="float" office:value="0.09219" calcext:value-type="float">
            <text:p>0.0921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.42365" calcext:value-type="float">
            <text:p>2.42365</text:p>
          </table:table-cell>
          <table:table-cell office:value-type="float" office:value="-0.04739" calcext:value-type="float">
            <text:p>-0.04739</text:p>
          </table:table-cell>
          <table:table-cell office:value-type="float" office:value="0.05306" calcext:value-type="float">
            <text:p>0.05306</text:p>
          </table:table-cell>
          <table:table-cell table:style-name="ce2" table:formula="of:=[.E19]*-1" office:value-type="float" office:value="0.04739" calcext:value-type="float">
            <text:p>0.04739</text:p>
          </table:table-cell>
          <table:table-cell/>
          <table:table-cell office:value-type="float" office:value="2.50625" calcext:value-type="float">
            <text:p>2.50625</text:p>
          </table:table-cell>
          <table:table-cell office:value-type="float" office:value="-0.06195" calcext:value-type="float">
            <text:p>-0.06195</text:p>
          </table:table-cell>
          <table:table-cell office:value-type="float" office:value="0.06304" calcext:value-type="float">
            <text:p>0.06304</text:p>
          </table:table-cell>
          <table:table-cell table:style-name="ce2" table:formula="of:=[.J19]*-1" office:value-type="float" office:value="0.06195" calcext:value-type="float">
            <text:p>0.06195</text:p>
          </table:table-cell>
          <table:table-cell/>
          <table:table-cell office:value-type="float" office:value="2.50587" calcext:value-type="float">
            <text:p>2.50587</text:p>
          </table:table-cell>
          <table:table-cell office:value-type="float" office:value="-0.07776" calcext:value-type="float">
            <text:p>-0.07776</text:p>
          </table:table-cell>
          <table:table-cell office:value-type="float" office:value="0.08244" calcext:value-type="float">
            <text:p>0.08244</text:p>
          </table:table-cell>
          <table:table-cell table:style-name="ce2" table:formula="of:=[.O19]*-1" office:value-type="float" office:value="0.07776" calcext:value-type="float">
            <text:p>0.0777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-0.14682" calcext:value-type="float">
            <text:p>-0.14682</text:p>
          </table:table-cell>
          <table:table-cell office:value-type="float" office:value="0.13162" calcext:value-type="float">
            <text:p>0.13162</text:p>
          </table:table-cell>
          <table:table-cell table:style-name="ce2" table:formula="of:=[.E20]*-1" office:value-type="float" office:value="0.14682" calcext:value-type="float">
            <text:p>0.14682</text:p>
          </table:table-cell>
          <table:table-cell/>
          <table:table-cell office:value-type="float" office:value="-0.06694" calcext:value-type="float">
            <text:p>-0.06694</text:p>
          </table:table-cell>
          <table:table-cell office:value-type="float" office:value="-0.14043" calcext:value-type="float">
            <text:p>-0.14043</text:p>
          </table:table-cell>
          <table:table-cell office:value-type="float" office:value="0.14213" calcext:value-type="float">
            <text:p>0.14213</text:p>
          </table:table-cell>
          <table:table-cell table:style-name="ce2" table:formula="of:=[.J20]*-1" office:value-type="float" office:value="0.14043" calcext:value-type="float">
            <text:p>0.14043</text:p>
          </table:table-cell>
          <table:table-cell/>
          <table:table-cell office:value-type="float" office:value="-0.05621" calcext:value-type="float">
            <text:p>-0.05621</text:p>
          </table:table-cell>
          <table:table-cell office:value-type="float" office:value="-0.14493" calcext:value-type="float">
            <text:p>-0.14493</text:p>
          </table:table-cell>
          <table:table-cell office:value-type="float" office:value="0.13823" calcext:value-type="float">
            <text:p>0.13823</text:p>
          </table:table-cell>
          <table:table-cell table:style-name="ce2" table:formula="of:=[.O20]*-1" office:value-type="float" office:value="0.14493" calcext:value-type="float">
            <text:p>0.144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89457" calcext:value-type="float">
            <text:p>1.89457</text:p>
          </table:table-cell>
          <table:table-cell office:value-type="float" office:value="-0.35402" calcext:value-type="float">
            <text:p>-0.35402</text:p>
          </table:table-cell>
          <table:table-cell office:value-type="float" office:value="0.14723" calcext:value-type="float">
            <text:p>0.14723</text:p>
          </table:table-cell>
          <table:table-cell table:style-name="ce2" table:formula="of:=[.E21]*-1" office:value-type="float" office:value="0.35402" calcext:value-type="float">
            <text:p>0.35402</text:p>
          </table:table-cell>
          <table:table-cell/>
          <table:table-cell office:value-type="float" office:value="1.71737" calcext:value-type="float">
            <text:p>1.71737</text:p>
          </table:table-cell>
          <table:table-cell office:value-type="float" office:value="-0.12496" calcext:value-type="float">
            <text:p>-0.12496</text:p>
          </table:table-cell>
          <table:table-cell office:value-type="float" office:value="0.17539" calcext:value-type="float">
            <text:p>0.17539</text:p>
          </table:table-cell>
          <table:table-cell table:style-name="ce2" table:formula="of:=[.J21]*-1" office:value-type="float" office:value="0.12496" calcext:value-type="float">
            <text:p>0.12496</text:p>
          </table:table-cell>
          <table:table-cell/>
          <table:table-cell office:value-type="float" office:value="1.73387" calcext:value-type="float">
            <text:p>1.73387</text:p>
          </table:table-cell>
          <table:table-cell office:value-type="float" office:value="-0.13361" calcext:value-type="float">
            <text:p>-0.13361</text:p>
          </table:table-cell>
          <table:table-cell office:value-type="float" office:value="0.17333" calcext:value-type="float">
            <text:p>0.17333</text:p>
          </table:table-cell>
          <table:table-cell table:style-name="ce2" table:formula="of:=[.O21]*-1" office:value-type="float" office:value="0.13361" calcext:value-type="float">
            <text:p>0.1336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3205" calcext:value-type="float">
            <text:p>0.03205</text:p>
          </table:table-cell>
          <table:table-cell office:value-type="float" office:value="-0.00356" calcext:value-type="float">
            <text:p>-0.00356</text:p>
          </table:table-cell>
          <table:table-cell office:value-type="float" office:value="0.00608" calcext:value-type="float">
            <text:p>0.00608</text:p>
          </table:table-cell>
          <table:table-cell table:style-name="ce2" table:formula="of:=[.E22]*-1" office:value-type="float" office:value="0.00356" calcext:value-type="float">
            <text:p>0.00356</text:p>
          </table:table-cell>
          <table:table-cell/>
          <table:table-cell office:value-type="float" office:value="0.03281" calcext:value-type="float">
            <text:p>0.03281</text:p>
          </table:table-cell>
          <table:table-cell office:value-type="float" office:value="-0.00369" calcext:value-type="float">
            <text:p>-0.00369</text:p>
          </table:table-cell>
          <table:table-cell office:value-type="float" office:value="0.00616" calcext:value-type="float">
            <text:p>0.00616</text:p>
          </table:table-cell>
          <table:table-cell table:style-name="ce2" table:formula="of:=[.J22]*-1" office:value-type="float" office:value="0.00369" calcext:value-type="float">
            <text:p>0.00369</text:p>
          </table:table-cell>
          <table:table-cell/>
          <table:table-cell office:value-type="float" office:value="0.0311" calcext:value-type="float">
            <text:p>0.0311</text:p>
          </table:table-cell>
          <table:table-cell office:value-type="float" office:value="-0.00338" calcext:value-type="float">
            <text:p>-0.00338</text:p>
          </table:table-cell>
          <table:table-cell office:value-type="float" office:value="0.00599" calcext:value-type="float">
            <text:p>0.00599</text:p>
          </table:table-cell>
          <table:table-cell table:style-name="ce2" table:formula="of:=[.O22]*-1" office:value-type="float" office:value="0.00338" calcext:value-type="float">
            <text:p>0.0033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42926" calcext:value-type="float">
            <text:p>0.42926</text:p>
          </table:table-cell>
          <table:table-cell office:value-type="float" office:value="-0.82741" calcext:value-type="float">
            <text:p>-0.82741</text:p>
          </table:table-cell>
          <table:table-cell office:value-type="float" office:value="0.06782" calcext:value-type="float">
            <text:p>0.06782</text:p>
          </table:table-cell>
          <table:table-cell table:style-name="ce2" table:formula="of:=[.E23]*-1" office:value-type="float" office:value="0.82741" calcext:value-type="float">
            <text:p>0.82741</text:p>
          </table:table-cell>
          <table:table-cell/>
          <table:table-cell office:value-type="float" office:value="0.447" calcext:value-type="float">
            <text:p>0.447</text:p>
          </table:table-cell>
          <table:table-cell office:value-type="float" office:value="-0.83656" calcext:value-type="float">
            <text:p>-0.83656</text:p>
          </table:table-cell>
          <table:table-cell office:value-type="float" office:value="0.06344" calcext:value-type="float">
            <text:p>0.06344</text:p>
          </table:table-cell>
          <table:table-cell table:style-name="ce2" table:formula="of:=[.J23]*-1" office:value-type="float" office:value="0.83656" calcext:value-type="float">
            <text:p>0.83656</text:p>
          </table:table-cell>
          <table:table-cell/>
          <table:table-cell office:value-type="float" office:value="0.29435" calcext:value-type="float">
            <text:p>0.29435</text:p>
          </table:table-cell>
          <table:table-cell office:value-type="float" office:value="-0.95959" calcext:value-type="float">
            <text:p>-0.95959</text:p>
          </table:table-cell>
          <table:table-cell office:value-type="float" office:value="0.09495" calcext:value-type="float">
            <text:p>0.09495</text:p>
          </table:table-cell>
          <table:table-cell table:style-name="ce2" table:formula="of:=[.O23]*-1" office:value-type="float" office:value="0.95959" calcext:value-type="float">
            <text:p>0.95959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4 vs 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3]/[.J3]" office:value-type="float" office:value="1.00099304865938" calcext:value-type="float">
            <text:p>1.0009930486593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4]/[.J4]" office:value-type="float" office:value="0.90693257359924" calcext:value-type="float">
            <text:p>0.9069325735992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5]/[.J5]" office:value-type="float" office:value="1.00665316748626" calcext:value-type="float">
            <text:p>1.0066531674862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6]/[.J6]" office:value-type="float" office:value="1.11469265367316" calcext:value-type="float">
            <text:p>1.1146926536731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7]/[.J7]" office:value-type="float" office:value="0.808689869208601" calcext:value-type="float">
            <text:p>0.80868986920860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8]/[.J8]" office:value-type="float" office:value="0.922374429223744" calcext:value-type="float">
            <text:p>0.922374429223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9]/[.J9]" office:value-type="float" office:value="1.0016257644964" calcext:value-type="float">
            <text:p>1.001625764496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0]/[.J10]" office:value-type="float" office:value="15.4419495213229" calcext:value-type="float">
            <text:p>15.44194952132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1]/[.J11]" office:value-type="float" office:value="1.13811272957568" calcext:value-type="float">
            <text:p>1.1381127295756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2]/[.J12]" office:value-type="float" office:value="0.856212320698496" calcext:value-type="float">
            <text:p>0.85621232069849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3]/[.J13]" office:value-type="float" office:value="1.0442667111" calcext:value-type="float">
            <text:p>1.044266711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4]/[.J14]" office:value-type="float" office:value="1.01450080840744" calcext:value-type="float">
            <text:p>1.01450080840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5]/[.J15]" office:value-type="float" office:value="1.25520667276897" calcext:value-type="float">
            <text:p>1.2552066727689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6]/[.J16]" office:value-type="float" office:value="9.2688117852297" calcext:value-type="float">
            <text:p>9.268811785229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7]/[.J17]" office:value-type="float" office:value="0.900207607822127" calcext:value-type="float">
            <text:p>0.90020760782212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8]/[.J18]" office:value-type="float" office:value="0.91929394959698" calcext:value-type="float">
            <text:p>0.9192939495969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9]/[.J19]" office:value-type="float" office:value="0.764971751412429" calcext:value-type="float">
            <text:p>0.7649717514124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20]/[.J20]" office:value-type="float" office:value="1.04550309762871" calcext:value-type="float">
            <text:p>1.0455030976287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21]/[.J21]" office:value-type="float" office:value="2.83306658130602" calcext:value-type="float">
            <text:p>2.8330665813060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22]/[.J22]" office:value-type="float" office:value="0.964769647696477" calcext:value-type="float">
            <text:p>0.96476964769647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23]/[.J23]" office:value-type="float" office:value="0.98906235057856" calcext:value-type="float">
            <text:p>0.98906235057856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4 vs 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3]/[.O3]" office:value-type="float" office:value="1.00099304865938" calcext:value-type="float">
            <text:p>1.0009930486593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4]/[.O4]" office:value-type="float" office:value="0.898400752587018" calcext:value-type="float">
            <text:p>0.89840075258701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5]/[.O5]" office:value-type="float" office:value="0.989620361154557" calcext:value-type="float">
            <text:p>0.98962036115455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6]/[.O6]" office:value-type="float" office:value="0.978504057907436" calcext:value-type="float">
            <text:p>0.97850405790743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7]/[.O7]" office:value-type="float" office:value="0.590769230769231" calcext:value-type="float">
            <text:p>0.59076923076923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8]/[.O8]" office:value-type="float" office:value="0.879790940766551" calcext:value-type="float">
            <text:p>0.87979094076655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9]/[.O9]" office:value-type="float" office:value="0.991645589024297" calcext:value-type="float">
            <text:p>0.99164558902429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0]/[.O10]" office:value-type="float" office:value="8.75150438985893" calcext:value-type="float">
            <text:p>8.7515043898589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1]/[.O11]" office:value-type="float" office:value="0.683705924426656" calcext:value-type="float">
            <text:p>0.68370592442665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2]/[.O12]" office:value-type="float" office:value="0.95112000615811" calcext:value-type="float">
            <text:p>0.9511200061581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3]/[.O13]" office:value-type="float" office:value="1.2559871739203" calcext:value-type="float">
            <text:p>1.255987173920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4]/[.O14]" office:value-type="float" office:value="1.00299715270493" calcext:value-type="float">
            <text:p>1.0029971527049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5]/[.O15]" office:value-type="float" office:value="1.19259107254534" calcext:value-type="float">
            <text:p>1.1925910725453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6]/[.O16]" office:value-type="float" office:value="5.54036705751495" calcext:value-type="float">
            <text:p>5.5403670575149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7]/[.O17]" office:value-type="float" office:value="0.935599614398124" calcext:value-type="float">
            <text:p>0.93559961439812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867" calcext:value-type="float">
            <text:p>1.2867</text:p>
          </table:table-cell>
          <table:table-cell office:value-type="string" calcext:value-type="string">
            <text:p>(</text:p>
          </table:table-cell>
          <table:table-cell office:value-type="float" office:value="-0.01007" calcext:value-type="float">
            <text:p>-0.01007</text:p>
          </table:table-cell>
          <table:table-cell office:value-type="string" calcext:value-type="string">
            <text:p>0.01028)......</text:p>
          </table:table-cell>
          <table:table-cell office:value-type="float" office:value="-0.8" calcext:value-type="float">
            <text:p>-0.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8]/[.O18]" office:value-type="float" office:value="0.977329428354485" calcext:value-type="float">
            <text:p>0.97732942835448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0843" calcext:value-type="float">
            <text:p>0.10843</text:p>
          </table:table-cell>
          <table:table-cell office:value-type="string" calcext:value-type="string">
            <text:p>(</text:p>
          </table:table-cell>
          <table:table-cell office:value-type="float" office:value="-0.01063" calcext:value-type="float">
            <text:p>-0.01063</text:p>
          </table:table-cell>
          <table:table-cell office:value-type="string" calcext:value-type="string">
            <text:p>0.00860)......</text:p>
          </table:table-cell>
          <table:table-cell office:value-type="float" office:value="-9.8" calcext:value-type="float">
            <text:p>-9.8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9]/[.O19]" office:value-type="float" office:value="0.609439300411523" calcext:value-type="float">
            <text:p>0.6094393004115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3307" calcext:value-type="float">
            <text:p>0.53307</text:p>
          </table:table-cell>
          <table:table-cell office:value-type="string" calcext:value-type="string">
            <text:p>(</text:p>
          </table:table-cell>
          <table:table-cell office:value-type="float" office:value="-0.07033" calcext:value-type="float">
            <text:p>-0.07033</text:p>
          </table:table-cell>
          <table:table-cell office:value-type="string" calcext:value-type="string">
            <text:p>0.07053)......</text:p>
          </table:table-cell>
          <table:table-cell office:value-type="float" office:value="-13.2" calcext:value-type="float">
            <text:p>-13.2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0]/[.O20]" office:value-type="float" office:value="1.01304077830677" calcext:value-type="float">
            <text:p>1.0130407783067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6512" calcext:value-type="float">
            <text:p>2.26512</text:p>
          </table:table-cell>
          <table:table-cell office:value-type="string" calcext:value-type="string">
            <text:p>(</text:p>
          </table:table-cell>
          <table:table-cell office:value-type="float" office:value="-0.04559" calcext:value-type="float">
            <text:p>-0.04559</text:p>
          </table:table-cell>
          <table:table-cell office:value-type="string" calcext:value-type="string">
            <text:p>0.04817)......</text:p>
          </table:table-cell>
          <table:table-cell office:value-type="float" office:value="-2" calcext:value-type="float">
            <text:p>-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1]/[.O21]" office:value-type="float" office:value="2.64965197215777" calcext:value-type="float">
            <text:p>2.649651972157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90732" calcext:value-type="float">
            <text:p>1.90732</text:p>
          </table:table-cell>
          <table:table-cell office:value-type="string" calcext:value-type="string">
            <text:p>(</text:p>
          </table:table-cell>
          <table:table-cell office:value-type="float" office:value="-0.06175" calcext:value-type="float">
            <text:p>-0.06175</text:p>
          </table:table-cell>
          <table:table-cell office:value-type="string" calcext:value-type="string">
            <text:p>0.06344)......</text:p>
          </table:table-cell>
          <table:table-cell office:value-type="float" office:value="-3.2" calcext:value-type="float">
            <text:p>-3.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2]/[.O22]" office:value-type="float" office:value="1.05325443786982" calcext:value-type="float">
            <text:p>1.053254437869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2674" calcext:value-type="float">
            <text:p>0.32674</text:p>
          </table:table-cell>
          <table:table-cell office:value-type="string" calcext:value-type="string">
            <text:p>(</text:p>
          </table:table-cell>
          <table:table-cell office:value-type="float" office:value="-0.01148" calcext:value-type="float">
            <text:p>-0.01148</text:p>
          </table:table-cell>
          <table:table-cell office:value-type="string" calcext:value-type="string">
            <text:p>0.01101)......</text:p>
          </table:table-cell>
          <table:table-cell office:value-type="float" office:value="-3.5" calcext:value-type="float">
            <text:p>-3.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3]/[.O23]" office:value-type="float" office:value="0.862253670838587" calcext:value-type="float">
            <text:p>0.86225367083858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953" calcext:value-type="float">
            <text:p>0.9953</text:p>
          </table:table-cell>
          <table:table-cell office:value-type="string" calcext:value-type="string">
            <text:p>(</text:p>
          </table:table-cell>
          <table:table-cell office:value-type="float" office:value="-0.13047" calcext:value-type="float">
            <text:p>-0.13047</text:p>
          </table:table-cell>
          <table:table-cell office:value-type="string" calcext:value-type="string">
            <text:p>0.13184)......</text:p>
          </table:table-cell>
          <table:table-cell office:value-type="float" office:value="-13.1" calcext:value-type="float">
            <text:p>-13.1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0162" calcext:value-type="float">
            <text:p>3.0162</text:p>
          </table:table-cell>
          <table:table-cell office:value-type="string" calcext:value-type="string">
            <text:p>(</text:p>
          </table:table-cell>
          <table:table-cell office:value-type="float" office:value="-0.10137" calcext:value-type="float">
            <text:p>-0.10137</text:p>
          </table:table-cell>
          <table:table-cell office:value-type="string" calcext:value-type="string">
            <text:p>0.10286)......</text:p>
          </table:table-cell>
          <table:table-cell office:value-type="float" office:value="-3.4" calcext:value-type="float">
            <text:p>-3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1591" calcext:value-type="float">
            <text:p>0.1591</text:p>
          </table:table-cell>
          <table:table-cell office:value-type="string" calcext:value-type="string">
            <text:p>(</text:p>
          </table:table-cell>
          <table:table-cell office:value-type="float" office:value="-0.65711" calcext:value-type="float">
            <text:p>-0.65711</text:p>
          </table:table-cell>
          <table:table-cell office:value-type="string" calcext:value-type="string">
            <text:p>0.71594)......</text:p>
          </table:table-cell>
          <table:table-cell office:value-type="float" office:value="-413" calcext:value-type="float">
            <text:p>-41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25135" calcext:value-type="float">
            <text:p>2.25135</text:p>
          </table:table-cell>
          <table:table-cell office:value-type="string" calcext:value-type="string">
            <text:p>(</text:p>
          </table:table-cell>
          <table:table-cell office:value-type="float" office:value="-0.12991" calcext:value-type="float">
            <text:p>-0.12991</text:p>
          </table:table-cell>
          <table:table-cell office:value-type="string" calcext:value-type="string">
            <text:p>0.12873)......</text:p>
          </table:table-cell>
          <table:table-cell office:value-type="float" office:value="-5.8" calcext:value-type="float">
            <text:p>-5.8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18331" calcext:value-type="float">
            <text:p>0.18331</text:p>
          </table:table-cell>
          <table:table-cell office:value-type="string" calcext:value-type="string">
            <text:p>(</text:p>
          </table:table-cell>
          <table:table-cell office:value-type="float" office:value="-0.29939" calcext:value-type="float">
            <text:p>-0.29939</text:p>
          </table:table-cell>
          <table:table-cell office:value-type="string" calcext:value-type="string">
            <text:p>0.02692)......</text:p>
          </table:table-cell>
          <table:table-cell office:value-type="float" office:value="-163.3" calcext:value-type="float">
            <text:p>-163.3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8601" calcext:value-type="float">
            <text:p>0.28601</text:p>
          </table:table-cell>
          <table:table-cell office:value-type="string" calcext:value-type="string">
            <text:p>(</text:p>
          </table:table-cell>
          <table:table-cell office:value-type="float" office:value="-0.20019" calcext:value-type="float">
            <text:p>-0.20019</text:p>
          </table:table-cell>
          <table:table-cell office:value-type="string" calcext:value-type="string">
            <text:p>0.19881)......</text:p>
          </table:table-cell>
          <table:table-cell office:value-type="float" office:value="-70" calcext:value-type="float">
            <text:p>-70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92132" calcext:value-type="float">
            <text:p>2.92132</text:p>
          </table:table-cell>
          <table:table-cell office:value-type="string" calcext:value-type="string">
            <text:p>(</text:p>
          </table:table-cell>
          <table:table-cell office:value-type="float" office:value="-1.02336" calcext:value-type="float">
            <text:p>-1.02336</text:p>
          </table:table-cell>
          <table:table-cell office:value-type="string" calcext:value-type="string">
            <text:p>0.47185)......</text:p>
          </table:table-cell>
          <table:table-cell office:value-type="float" office:value="-35" calcext:value-type="float">
            <text:p>-35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22746" calcext:value-type="float">
            <text:p>0.22746</text:p>
          </table:table-cell>
          <table:table-cell office:value-type="string" calcext:value-type="string">
            <text:p>(</text:p>
          </table:table-cell>
          <table:table-cell office:value-type="float" office:value="-0.43154" calcext:value-type="float">
            <text:p>-0.43154</text:p>
          </table:table-cell>
          <table:table-cell office:value-type="string" calcext:value-type="string">
            <text:p>0.53433)......</text:p>
          </table:table-cell>
          <table:table-cell office:value-type="float" office:value="-189.7" calcext:value-type="float">
            <text:p>-189.7</text:p>
          </table:table-cell>
          <table:table-cell office:value-type="float" office:value="234.9" calcext:value-type="float">
            <text:p>234.9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01276" calcext:value-type="float">
            <text:p>1.01276</text:p>
          </table:table-cell>
          <table:table-cell office:value-type="string" calcext:value-type="string">
            <text:p>(</text:p>
          </table:table-cell>
          <table:table-cell office:value-type="float" office:value="-2.87343" calcext:value-type="float">
            <text:p>-2.87343</text:p>
          </table:table-cell>
          <table:table-cell office:value-type="string" calcext:value-type="string">
            <text:p>0.19211)......</text:p>
          </table:table-cell>
          <table:table-cell office:value-type="float" office:value="-283.7" calcext:value-type="float">
            <text:p>-283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0.39338" calcext:value-type="float">
            <text:p>-0.39338</text:p>
          </table:table-cell>
          <table:table-cell office:value-type="string" calcext:value-type="string">
            <text:p>(</text:p>
          </table:table-cell>
          <table:table-cell office:value-type="float" office:value="-0.09219" calcext:value-type="float">
            <text:p>-0.09219</text:p>
          </table:table-cell>
          <table:table-cell office:value-type="string" calcext:value-type="string">
            <text:p>0.09199)......</text:p>
          </table:table-cell>
          <table:table-cell office:value-type="float" office:value="-23.4" calcext:value-type="float">
            <text:p>-23.4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.50587" calcext:value-type="float">
            <text:p>2.50587</text:p>
          </table:table-cell>
          <table:table-cell office:value-type="string" calcext:value-type="string">
            <text:p>(</text:p>
          </table:table-cell>
          <table:table-cell office:value-type="float" office:value="-0.07776" calcext:value-type="float">
            <text:p>-0.07776</text:p>
          </table:table-cell>
          <table:table-cell office:value-type="string" calcext:value-type="string">
            <text:p>0.08244)......</text:p>
          </table:table-cell>
          <table:table-cell office:value-type="float" office:value="-3.1" calcext:value-type="float">
            <text:p>-3.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0.05621" calcext:value-type="float">
            <text:p>-0.05621</text:p>
          </table:table-cell>
          <table:table-cell office:value-type="string" calcext:value-type="string">
            <text:p>(</text:p>
          </table:table-cell>
          <table:table-cell office:value-type="float" office:value="-0.14493" calcext:value-type="float">
            <text:p>-0.14493</text:p>
          </table:table-cell>
          <table:table-cell office:value-type="string" calcext:value-type="string">
            <text:p>0.13823)......</text:p>
          </table:table-cell>
          <table:table-cell office:value-type="float" office:value="-257.8" calcext:value-type="float">
            <text:p>-257.8</text:p>
          </table:table-cell>
          <table:table-cell office:value-type="float" office:value="245.9" calcext:value-type="float">
            <text:p>245.9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73387" calcext:value-type="float">
            <text:p>1.73387</text:p>
          </table:table-cell>
          <table:table-cell office:value-type="string" calcext:value-type="string">
            <text:p>(</text:p>
          </table:table-cell>
          <table:table-cell office:value-type="float" office:value="-0.13361" calcext:value-type="float">
            <text:p>-0.13361</text:p>
          </table:table-cell>
          <table:table-cell office:value-type="string" calcext:value-type="string">
            <text:p>0.17333)......</text:p>
          </table:table-cell>
          <table:table-cell office:value-type="float" office:value="-7.7" calcext:value-type="float">
            <text:p>-7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311" calcext:value-type="float">
            <text:p>0.0311</text:p>
          </table:table-cell>
          <table:table-cell office:value-type="string" calcext:value-type="string">
            <text:p>(</text:p>
          </table:table-cell>
          <table:table-cell office:value-type="float" office:value="-0.00338" calcext:value-type="float">
            <text:p>-0.00338</text:p>
          </table:table-cell>
          <table:table-cell office:value-type="string" calcext:value-type="string">
            <text:p>0.00599)......</text:p>
          </table:table-cell>
          <table:table-cell office:value-type="float" office:value="-10.9" calcext:value-type="float">
            <text:p>-10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29435" calcext:value-type="float">
            <text:p>0.29435</text:p>
          </table:table-cell>
          <table:table-cell office:value-type="string" calcext:value-type="string">
            <text:p>(</text:p>
          </table:table-cell>
          <table:table-cell office:value-type="float" office:value="-0.95959" calcext:value-type="float">
            <text:p>-0.95959</text:p>
          </table:table-cell>
          <table:table-cell office:value-type="string" calcext:value-type="string">
            <text:p>0.09495)......</text:p>
          </table:table-cell>
          <table:table-cell office:value-type="float" office:value="-326" calcext:value-type="float">
            <text:p>-326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00/00/00</text:date>, <text:time style:data-style-name="N2" text:time-value="11:41:12.066573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6:46:44.763674699</meta:creation-date>
    <dc:date>2018-12-11T14:11:21.676906012</dc:date>
    <meta:editing-duration>PT1H3M14S</meta:editing-duration>
    <meta:editing-cycles>5</meta:editing-cycles>
    <meta:generator>LibreOffice/5.4.6.2$Linux_X86_64 LibreOffice_project/40m0$Build-2</meta:generator>
    <meta:document-statistic meta:table-count="2" meta:cell-count="9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F3:Sheet1.F23" chart:error-lower-range="Sheet1.G3:Sheet1.G2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F3:Sheet1.F23" chart:error-lower-range="Sheet1.G3:Sheet1.G23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K3:Sheet1.K23" chart:error-lower-range="Sheet1.L3:Sheet1.L23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K3:Sheet1.K23" chart:error-lower-range="Sheet1.L3:Sheet1.L2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P3:Sheet1.P23" chart:error-lower-range="Sheet1.Q3:Sheet1.Q23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P3:Sheet1.P23" chart:error-lower-range="Sheet1.Q3:Sheet1.Q23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37cm" svg:height="13.122cm" xlink:href=".." xlink:type="simple" chart:class="chart:line" chart:style-name="ch1">
        <chart:legend chart:legend-position="end" svg:x="23.674cm" svg:y="5.764cm" style:legend-expansion="high" chart:style-name="ch2"/>
        <chart:plot-area chart:style-name="ch3" table:cell-range-address="Sheet1.D3:Sheet1.D23 Sheet1.I3:Sheet1.I23 Sheet1.N3:Sheet1.N23" svg:x="0.518cm" svg:y="0.262cm" svg:width="22.638cm" svg:height="12.598cm">
          <chartooo:coordinate-region svg:x="1.351cm" svg:y="0.462cm" svg:width="21.618cm" svg:height="12.1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3" chart:class="chart:line">
            <chart:error-indicator chart:style-name="ch7" chart:dimension="y"/>
            <chart:data-point chart:repeated="21"/>
          </chart:series>
          <chart:series chart:style-name="ch8" chart:values-cell-range-address="Sheet1.I3:Sheet1.I23" chart:class="chart:line">
            <chart:error-indicator chart:style-name="ch9" chart:dimension="y"/>
            <chart:data-point chart:repeated="21"/>
          </chart:series>
          <chart:series chart:style-name="ch10" chart:values-cell-range-address="Sheet1.N3:Sheet1.N23" chart:class="chart:line">
            <chart:error-indicator chart:style-name="ch11" chart:dimension="y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8684">
                <text:p>1.28684</text:p>
                <draw:g>
                  <svg:desc>Sheet1.D3:Sheet1.D23</svg:desc>
                </draw:g>
              </table:table-cell>
              <table:table-cell office:value-type="float" office:value="0.01028">
                <text:p>0.01028</text:p>
                <draw:g>
                  <svg:desc>Sheet1.F3:Sheet1.F23</svg:desc>
                </draw:g>
              </table:table-cell>
              <table:table-cell office:value-type="float" office:value="0.01008">
                <text:p>0.01008</text:p>
                <draw:g>
                  <svg:desc>Sheet1.G3:Sheet1.G23</svg:desc>
                </draw:g>
              </table:table-cell>
              <table:table-cell office:value-type="float" office:value="1.2867">
                <text:p>1.2867</text:p>
                <draw:g>
                  <svg:desc>Sheet1.I3:Sheet1.I23</svg:desc>
                </draw:g>
              </table:table-cell>
              <table:table-cell office:value-type="float" office:value="0.01027">
                <text:p>0.01027</text:p>
                <draw:g>
                  <svg:desc>Sheet1.K3:Sheet1.K23</svg:desc>
                </draw:g>
              </table:table-cell>
              <table:table-cell office:value-type="float" office:value="0.01007">
                <text:p>0.01007</text:p>
                <draw:g>
                  <svg:desc>Sheet1.L3:Sheet1.L23</svg:desc>
                </draw:g>
              </table:table-cell>
              <table:table-cell office:value-type="float" office:value="1.2867">
                <text:p>1.2867</text:p>
                <draw:g>
                  <svg:desc>Sheet1.N3:Sheet1.N23</svg:desc>
                </draw:g>
              </table:table-cell>
              <table:table-cell office:value-type="float" office:value="0.01028">
                <text:p>0.01028</text:p>
                <draw:g>
                  <svg:desc>Sheet1.P3:Sheet1.P23</svg:desc>
                </draw:g>
              </table:table-cell>
              <table:table-cell office:value-type="float" office:value="0.01007">
                <text:p>0.01007</text:p>
                <draw:g>
                  <svg:desc>Sheet1.Q3:Sheet1.Q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885">
                <text:p>0.10885</text:p>
              </table:table-cell>
              <table:table-cell office:value-type="float" office:value="0.0091">
                <text:p>0.0091</text:p>
              </table:table-cell>
              <table:table-cell office:value-type="float" office:value="0.00955">
                <text:p>0.00955</text:p>
              </table:table-cell>
              <table:table-cell office:value-type="float" office:value="0.11182">
                <text:p>0.11182</text:p>
              </table:table-cell>
              <table:table-cell office:value-type="float" office:value="0.00911">
                <text:p>0.00911</text:p>
              </table:table-cell>
              <table:table-cell office:value-type="float" office:value="0.01053">
                <text:p>0.01053</text:p>
              </table:table-cell>
              <table:table-cell office:value-type="float" office:value="0.10843">
                <text:p>0.10843</text:p>
              </table:table-cell>
              <table:table-cell office:value-type="float" office:value="0.0086">
                <text:p>0.0086</text:p>
              </table:table-cell>
              <table:table-cell office:value-type="float" office:value="0.01063">
                <text:p>0.01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102">
                <text:p>0.53102</text:p>
              </table:table-cell>
              <table:table-cell office:value-type="float" office:value="0.06989">
                <text:p>0.06989</text:p>
              </table:table-cell>
              <table:table-cell office:value-type="float" office:value="0.0696">
                <text:p>0.0696</text:p>
              </table:table-cell>
              <table:table-cell office:value-type="float" office:value="0.52847">
                <text:p>0.52847</text:p>
              </table:table-cell>
              <table:table-cell office:value-type="float" office:value="0.07105">
                <text:p>0.07105</text:p>
              </table:table-cell>
              <table:table-cell office:value-type="float" office:value="0.06914">
                <text:p>0.06914</text:p>
              </table:table-cell>
              <table:table-cell office:value-type="float" office:value="0.53307">
                <text:p>0.53307</text:p>
              </table:table-cell>
              <table:table-cell office:value-type="float" office:value="0.07053">
                <text:p>0.07053</text:p>
              </table:table-cell>
              <table:table-cell office:value-type="float" office:value="0.07033">
                <text:p>0.07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6344">
                <text:p>2.26344</text:p>
              </table:table-cell>
              <table:table-cell office:value-type="float" office:value="0.04634">
                <text:p>0.04634</text:p>
              </table:table-cell>
              <table:table-cell office:value-type="float" office:value="0.04461">
                <text:p>0.04461</text:p>
              </table:table-cell>
              <table:table-cell office:value-type="float" office:value="2.28324">
                <text:p>2.28324</text:p>
              </table:table-cell>
              <table:table-cell office:value-type="float" office:value="0.04081">
                <text:p>0.04081</text:p>
              </table:table-cell>
              <table:table-cell office:value-type="float" office:value="0.04002">
                <text:p>0.04002</text:p>
              </table:table-cell>
              <table:table-cell office:value-type="float" office:value="2.26512">
                <text:p>2.26512</text:p>
              </table:table-cell>
              <table:table-cell office:value-type="float" office:value="0.04817">
                <text:p>0.04817</text:p>
              </table:table-cell>
              <table:table-cell office:value-type="float" office:value="0.04559">
                <text:p>0.04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5235">
                <text:p>1.95235</text:p>
              </table:table-cell>
              <table:table-cell office:value-type="float" office:value="0.03717">
                <text:p>0.03717</text:p>
              </table:table-cell>
              <table:table-cell office:value-type="float" office:value="0.03648">
                <text:p>0.03648</text:p>
              </table:table-cell>
              <table:table-cell office:value-type="float" office:value="1.9939">
                <text:p>1.9939</text:p>
              </table:table-cell>
              <table:table-cell office:value-type="float" office:value="0.04679">
                <text:p>0.04679</text:p>
              </table:table-cell>
              <table:table-cell office:value-type="float" office:value="0.04511">
                <text:p>0.04511</text:p>
              </table:table-cell>
              <table:table-cell office:value-type="float" office:value="1.90732">
                <text:p>1.90732</text:p>
              </table:table-cell>
              <table:table-cell office:value-type="float" office:value="0.06344">
                <text:p>0.06344</text:p>
              </table:table-cell>
              <table:table-cell office:value-type="float" office:value="0.06175">
                <text:p>0.06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722">
                <text:p>0.31722</text:p>
              </table:table-cell>
              <table:table-cell office:value-type="float" office:value="0.00995">
                <text:p>0.00995</text:p>
              </table:table-cell>
              <table:table-cell office:value-type="float" office:value="0.0101">
                <text:p>0.0101</text:p>
              </table:table-cell>
              <table:table-cell office:value-type="float" office:value="0.3272">
                <text:p>0.3272</text:p>
              </table:table-cell>
              <table:table-cell office:value-type="float" office:value="0.01055">
                <text:p>0.01055</text:p>
              </table:table-cell>
              <table:table-cell office:value-type="float" office:value="0.01095">
                <text:p>0.01095</text:p>
              </table:table-cell>
              <table:table-cell office:value-type="float" office:value="0.32674">
                <text:p>0.32674</text:p>
              </table:table-cell>
              <table:table-cell office:value-type="float" office:value="0.01101">
                <text:p>0.01101</text:p>
              </table:table-cell>
              <table:table-cell office:value-type="float" office:value="0.01148">
                <text:p>0.01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618">
                <text:p>0.99618</text:p>
              </table:table-cell>
              <table:table-cell office:value-type="float" office:value="0.13215">
                <text:p>0.13215</text:p>
              </table:table-cell>
              <table:table-cell office:value-type="float" office:value="0.12938">
                <text:p>0.12938</text:p>
              </table:table-cell>
              <table:table-cell office:value-type="float" office:value="0.99734">
                <text:p>0.99734</text:p>
              </table:table-cell>
              <table:table-cell office:value-type="float" office:value="0.13279">
                <text:p>0.13279</text:p>
              </table:table-cell>
              <table:table-cell office:value-type="float" office:value="0.12917">
                <text:p>0.12917</text:p>
              </table:table-cell>
              <table:table-cell office:value-type="float" office:value="0.9953">
                <text:p>0.9953</text:p>
              </table:table-cell>
              <table:table-cell office:value-type="float" office:value="0.13184">
                <text:p>0.13184</text:p>
              </table:table-cell>
              <table:table-cell office:value-type="float" office:value="0.13047">
                <text:p>0.13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4812">
                <text:p>2.84812</text:p>
              </table:table-cell>
              <table:table-cell office:value-type="float" office:value="0.40493">
                <text:p>0.40493</text:p>
              </table:table-cell>
              <table:table-cell office:value-type="float" office:value="0.88714">
                <text:p>0.88714</text:p>
              </table:table-cell>
              <table:table-cell office:value-type="float" office:value="2.72014">
                <text:p>2.72014</text:p>
              </table:table-cell>
              <table:table-cell office:value-type="float" office:value="0.06373">
                <text:p>0.06373</text:p>
              </table:table-cell>
              <table:table-cell office:value-type="float" office:value="0.05745">
                <text:p>0.05745</text:p>
              </table:table-cell>
              <table:table-cell office:value-type="float" office:value="3.0162">
                <text:p>3.0162</text:p>
              </table:table-cell>
              <table:table-cell office:value-type="float" office:value="0.10286">
                <text:p>0.10286</text:p>
              </table:table-cell>
              <table:table-cell office:value-type="float" office:value="0.10137">
                <text:p>0.10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69">
                <text:p>0.2269</text:p>
              </table:table-cell>
              <table:table-cell office:value-type="float" office:value="0.54075">
                <text:p>0.54075</text:p>
              </table:table-cell>
              <table:table-cell office:value-type="float" office:value="0.44927">
                <text:p>0.44927</text:p>
              </table:table-cell>
              <table:table-cell office:value-type="float" office:value="0.25495">
                <text:p>0.25495</text:p>
              </table:table-cell>
              <table:table-cell office:value-type="float" office:value="0.6873">
                <text:p>0.6873</text:p>
              </table:table-cell>
              <table:table-cell office:value-type="float" office:value="0.39475">
                <text:p>0.39475</text:p>
              </table:table-cell>
              <table:table-cell office:value-type="float" office:value="0.1591">
                <text:p>0.1591</text:p>
              </table:table-cell>
              <table:table-cell office:value-type="float" office:value="0.71594">
                <text:p>0.71594</text:p>
              </table:table-cell>
              <table:table-cell office:value-type="float" office:value="0.65711">
                <text:p>0.65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5499">
                <text:p>1.95499</text:p>
              </table:table-cell>
              <table:table-cell office:value-type="float" office:value="0.14252">
                <text:p>0.14252</text:p>
              </table:table-cell>
              <table:table-cell office:value-type="float" office:value="0.12356">
                <text:p>0.12356</text:p>
              </table:table-cell>
              <table:table-cell office:value-type="float" office:value="2.03784">
                <text:p>2.03784</text:p>
              </table:table-cell>
              <table:table-cell office:value-type="float" office:value="0.13763">
                <text:p>0.13763</text:p>
              </table:table-cell>
              <table:table-cell office:value-type="float" office:value="0.14431">
                <text:p>0.14431</text:p>
              </table:table-cell>
              <table:table-cell office:value-type="float" office:value="2.25135">
                <text:p>2.25135</text:p>
              </table:table-cell>
              <table:table-cell office:value-type="float" office:value="0.12873">
                <text:p>0.12873</text:p>
              </table:table-cell>
              <table:table-cell office:value-type="float" office:value="0.12991">
                <text:p>0.12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526">
                <text:p>0.19526</text:p>
              </table:table-cell>
              <table:table-cell office:value-type="float" office:value="0.03019">
                <text:p>0.03019</text:p>
              </table:table-cell>
              <table:table-cell office:value-type="float" office:value="0.37603">
                <text:p>0.37603</text:p>
              </table:table-cell>
              <table:table-cell office:value-type="float" office:value="0.18235">
                <text:p>0.18235</text:p>
              </table:table-cell>
              <table:table-cell office:value-type="float" office:value="0.02652">
                <text:p>0.02652</text:p>
              </table:table-cell>
              <table:table-cell office:value-type="float" office:value="0.36009">
                <text:p>0.36009</text:p>
              </table:table-cell>
              <table:table-cell office:value-type="float" office:value="0.18331">
                <text:p>0.18331</text:p>
              </table:table-cell>
              <table:table-cell office:value-type="float" office:value="0.02692">
                <text:p>0.02692</text:p>
              </table:table-cell>
              <table:table-cell office:value-type="float" office:value="0.29939">
                <text:p>0.29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96">
                <text:p>0.2796</text:p>
              </table:table-cell>
              <table:table-cell office:value-type="float" office:value="0.20093">
                <text:p>0.20093</text:p>
              </table:table-cell>
              <table:table-cell office:value-type="float" office:value="0.20079">
                <text:p>0.20079</text:p>
              </table:table-cell>
              <table:table-cell office:value-type="float" office:value="0.28036">
                <text:p>0.28036</text:p>
              </table:table-cell>
              <table:table-cell office:value-type="float" office:value="0.19782">
                <text:p>0.19782</text:p>
              </table:table-cell>
              <table:table-cell office:value-type="float" office:value="0.19792">
                <text:p>0.19792</text:p>
              </table:table-cell>
              <table:table-cell office:value-type="float" office:value="0.28601">
                <text:p>0.28601</text:p>
              </table:table-cell>
              <table:table-cell office:value-type="float" office:value="0.19881">
                <text:p>0.19881</text:p>
              </table:table-cell>
              <table:table-cell office:value-type="float" office:value="0.20019">
                <text:p>0.20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1904">
                <text:p>3.01904</text:p>
              </table:table-cell>
              <table:table-cell office:value-type="float" office:value="0.44821">
                <text:p>0.44821</text:p>
              </table:table-cell>
              <table:table-cell office:value-type="float" office:value="1.22045">
                <text:p>1.22045</text:p>
              </table:table-cell>
              <table:table-cell office:value-type="float" office:value="2.87224">
                <text:p>2.87224</text:p>
              </table:table-cell>
              <table:table-cell office:value-type="float" office:value="0.48046">
                <text:p>0.48046</text:p>
              </table:table-cell>
              <table:table-cell office:value-type="float" office:value="0.97231">
                <text:p>0.97231</text:p>
              </table:table-cell>
              <table:table-cell office:value-type="float" office:value="2.92132">
                <text:p>2.92132</text:p>
              </table:table-cell>
              <table:table-cell office:value-type="float" office:value="0.47185">
                <text:p>0.47185</text:p>
              </table:table-cell>
              <table:table-cell office:value-type="float" office:value="1.02336">
                <text:p>1.02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142">
                <text:p>0.16142</text:p>
              </table:table-cell>
              <table:table-cell office:value-type="float" office:value="1.68776">
                <text:p>1.68776</text:p>
              </table:table-cell>
              <table:table-cell office:value-type="float" office:value="2.39089">
                <text:p>2.39089</text:p>
              </table:table-cell>
              <table:table-cell office:value-type="float" office:value="0.15107">
                <text:p>0.15107</text:p>
              </table:table-cell>
              <table:table-cell office:value-type="float" office:value="0.3517">
                <text:p>0.3517</text:p>
              </table:table-cell>
              <table:table-cell office:value-type="float" office:value="0.25795">
                <text:p>0.25795</text:p>
              </table:table-cell>
              <table:table-cell office:value-type="float" office:value="0.22746">
                <text:p>0.22746</text:p>
              </table:table-cell>
              <table:table-cell office:value-type="float" office:value="0.53433">
                <text:p>0.53433</text:p>
              </table:table-cell>
              <table:table-cell office:value-type="float" office:value="0.43154">
                <text:p>0.43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9416">
                <text:p>1.09416</text:p>
              </table:table-cell>
              <table:table-cell office:value-type="float" office:value="0.20224">
                <text:p>0.20224</text:p>
              </table:table-cell>
              <table:table-cell office:value-type="float" office:value="2.68838">
                <text:p>2.68838</text:p>
              </table:table-cell>
              <table:table-cell office:value-type="float" office:value="0.97951">
                <text:p>0.97951</text:p>
              </table:table-cell>
              <table:table-cell office:value-type="float" office:value="0.20196">
                <text:p>0.20196</text:p>
              </table:table-cell>
              <table:table-cell office:value-type="float" office:value="2.9864">
                <text:p>2.9864</text:p>
              </table:table-cell>
              <table:table-cell office:value-type="float" office:value="1.01276">
                <text:p>1.01276</text:p>
              </table:table-cell>
              <table:table-cell office:value-type="float" office:value="0.19211">
                <text:p>0.19211</text:p>
              </table:table-cell>
              <table:table-cell office:value-type="float" office:value="2.87343">
                <text:p>2.873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9168">
                <text:p>-0.39168</text:p>
              </table:table-cell>
              <table:table-cell office:value-type="float" office:value="0.09121">
                <text:p>0.09121</text:p>
              </table:table-cell>
              <table:table-cell office:value-type="float" office:value="0.0901">
                <text:p>0.0901</text:p>
              </table:table-cell>
              <table:table-cell office:value-type="float" office:value="-0.37928">
                <text:p>-0.37928</text:p>
              </table:table-cell>
              <table:table-cell office:value-type="float" office:value="0.08673">
                <text:p>0.08673</text:p>
              </table:table-cell>
              <table:table-cell office:value-type="float" office:value="0.09801">
                <text:p>0.09801</text:p>
              </table:table-cell>
              <table:table-cell office:value-type="float" office:value="-0.39338">
                <text:p>-0.39338</text:p>
              </table:table-cell>
              <table:table-cell office:value-type="float" office:value="0.09199">
                <text:p>0.09199</text:p>
              </table:table-cell>
              <table:table-cell office:value-type="float" office:value="0.09219">
                <text:p>0.09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2365">
                <text:p>2.42365</text:p>
              </table:table-cell>
              <table:table-cell office:value-type="float" office:value="0.05306">
                <text:p>0.05306</text:p>
              </table:table-cell>
              <table:table-cell office:value-type="float" office:value="0.04739">
                <text:p>0.04739</text:p>
              </table:table-cell>
              <table:table-cell office:value-type="float" office:value="2.50625">
                <text:p>2.50625</text:p>
              </table:table-cell>
              <table:table-cell office:value-type="float" office:value="0.06304">
                <text:p>0.06304</text:p>
              </table:table-cell>
              <table:table-cell office:value-type="float" office:value="0.06195">
                <text:p>0.06195</text:p>
              </table:table-cell>
              <table:table-cell office:value-type="float" office:value="2.50587">
                <text:p>2.50587</text:p>
              </table:table-cell>
              <table:table-cell office:value-type="float" office:value="0.08244">
                <text:p>0.08244</text:p>
              </table:table-cell>
              <table:table-cell office:value-type="float" office:value="0.07776">
                <text:p>0.07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473">
                <text:p>-0.0473</text:p>
              </table:table-cell>
              <table:table-cell office:value-type="float" office:value="0.13162">
                <text:p>0.13162</text:p>
              </table:table-cell>
              <table:table-cell office:value-type="float" office:value="0.14682">
                <text:p>0.14682</text:p>
              </table:table-cell>
              <table:table-cell office:value-type="float" office:value="-0.06694">
                <text:p>-0.06694</text:p>
              </table:table-cell>
              <table:table-cell office:value-type="float" office:value="0.14213">
                <text:p>0.14213</text:p>
              </table:table-cell>
              <table:table-cell office:value-type="float" office:value="0.14043">
                <text:p>0.14043</text:p>
              </table:table-cell>
              <table:table-cell office:value-type="float" office:value="-0.05621">
                <text:p>-0.05621</text:p>
              </table:table-cell>
              <table:table-cell office:value-type="float" office:value="0.13823">
                <text:p>0.13823</text:p>
              </table:table-cell>
              <table:table-cell office:value-type="float" office:value="0.14493">
                <text:p>0.144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9457">
                <text:p>1.89457</text:p>
              </table:table-cell>
              <table:table-cell office:value-type="float" office:value="0.14723">
                <text:p>0.14723</text:p>
              </table:table-cell>
              <table:table-cell office:value-type="float" office:value="0.35402">
                <text:p>0.35402</text:p>
              </table:table-cell>
              <table:table-cell office:value-type="float" office:value="1.71737">
                <text:p>1.71737</text:p>
              </table:table-cell>
              <table:table-cell office:value-type="float" office:value="0.17539">
                <text:p>0.17539</text:p>
              </table:table-cell>
              <table:table-cell office:value-type="float" office:value="0.12496">
                <text:p>0.12496</text:p>
              </table:table-cell>
              <table:table-cell office:value-type="float" office:value="1.73387">
                <text:p>1.73387</text:p>
              </table:table-cell>
              <table:table-cell office:value-type="float" office:value="0.17333">
                <text:p>0.17333</text:p>
              </table:table-cell>
              <table:table-cell office:value-type="float" office:value="0.13361">
                <text:p>0.13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205">
                <text:p>0.03205</text:p>
              </table:table-cell>
              <table:table-cell office:value-type="float" office:value="0.00608">
                <text:p>0.00608</text:p>
              </table:table-cell>
              <table:table-cell office:value-type="float" office:value="0.00356">
                <text:p>0.00356</text:p>
              </table:table-cell>
              <table:table-cell office:value-type="float" office:value="0.03281">
                <text:p>0.03281</text:p>
              </table:table-cell>
              <table:table-cell office:value-type="float" office:value="0.00616">
                <text:p>0.00616</text:p>
              </table:table-cell>
              <table:table-cell office:value-type="float" office:value="0.00369">
                <text:p>0.00369</text:p>
              </table:table-cell>
              <table:table-cell office:value-type="float" office:value="0.0311">
                <text:p>0.0311</text:p>
              </table:table-cell>
              <table:table-cell office:value-type="float" office:value="0.00599">
                <text:p>0.00599</text:p>
              </table:table-cell>
              <table:table-cell office:value-type="float" office:value="0.00338">
                <text:p>0.00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926">
                <text:p>0.42926</text:p>
              </table:table-cell>
              <table:table-cell office:value-type="float" office:value="0.06782">
                <text:p>0.06782</text:p>
              </table:table-cell>
              <table:table-cell office:value-type="float" office:value="0.82741">
                <text:p>0.82741</text:p>
              </table:table-cell>
              <table:table-cell office:value-type="float" office:value="0.447">
                <text:p>0.447</text:p>
              </table:table-cell>
              <table:table-cell office:value-type="float" office:value="0.06344">
                <text:p>0.06344</text:p>
              </table:table-cell>
              <table:table-cell office:value-type="float" office:value="0.83656">
                <text:p>0.83656</text:p>
              </table:table-cell>
              <table:table-cell office:value-type="float" office:value="0.29435">
                <text:p>0.29435</text:p>
              </table:table-cell>
              <table:table-cell office:value-type="float" office:value="0.09495">
                <text:p>0.09495</text:p>
              </table:table-cell>
              <table:table-cell office:value-type="float" office:value="0.95959">
                <text:p>0.95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2.G3:Sheet2.G23" chart:error-lower-range="Sheet2.H3:Sheet2.H2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2.G3:Sheet2.G23" chart:error-lower-range="Sheet2.H3:Sheet2.H23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Sheet2.S3:Sheet2.S19" chart:error-lower-range="Sheet2.S3:Sheet2.S19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2.S3:Sheet2.S19" chart:error-lower-range="Sheet2.S3:Sheet2.S19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Sheet2.Q2:Sheet2.Q19" chart:error-lower-range="Sheet2.Q2:Sheet2.Q19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2.Q2:Sheet2.Q19" chart:error-lower-range="Sheet2.Q2:Sheet2.Q19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2.O3:Sheet2.O22" chart:error-lower-range="Sheet2.O3:Sheet2.O22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2.O3:Sheet2.O22" chart:error-lower-range="Sheet2.O3:Sheet2.O22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arrow-down" chart:symbol-width="0.25cm" chart:symbol-height="0.25cm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2.K3:Sheet2.K23" chart:error-lower-range="Sheet2.M3:Sheet2.M23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2.K3:Sheet2.K23" chart:error-lower-range="Sheet2.M3:Sheet2.M23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887cm" svg:height="15.144cm" xlink:href=".." xlink:type="simple" chart:class="chart:scatter" chart:style-name="ch1">
        <chart:legend chart:legend-position="end" svg:x="24.624cm" svg:y="6.277cm" style:legend-expansion="high" chart:style-name="ch2"/>
        <chart:plot-area chart:style-name="ch3" table:cell-range-address="Sheet1.A1:Sheet1.A1 Sheet2.E3:Sheet2.E23 Sheet2.R3:Sheet2.R19 Sheet2.P3:Sheet2.P19 Sheet2.N3:Sheet2.N22 Sheet2.J3:Sheet2.J23" chart:data-source-has-labels="row" svg:x="1.241cm" svg:y="0.614cm" svg:width="22.018cm" svg:height="14.267cm">
          <chartooo:coordinate-region svg:x="2.074cm" svg:y="0.813cm" svg:width="20.999cm" svg:height="13.8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3:Sheet2.E23" chart:label-cell-address="Sheet1.A1:Sheet1.A1" chart:class="chart:scatter">
            <chart:error-indicator chart:style-name="ch7" chart:dimension="y"/>
            <chart:data-point chart:repeated="21"/>
          </chart:series>
          <chart:series chart:style-name="ch8" chart:values-cell-range-address="Sheet2.R3:Sheet2.R19" chart:label-cell-address="Sheet1.A1:Sheet1.A1" chart:class="chart:scatter">
            <chart:error-indicator chart:style-name="ch9" chart:dimension="y"/>
            <chart:data-point chart:repeated="17"/>
          </chart:series>
          <chart:series chart:style-name="ch10" chart:values-cell-range-address="Sheet2.P3:Sheet2.P19" chart:label-cell-address="Sheet1.A1:Sheet1.A1" chart:class="chart:scatter">
            <chart:error-indicator chart:style-name="ch11" chart:dimension="y"/>
            <chart:data-point chart:repeated="17"/>
          </chart:series>
          <chart:series chart:style-name="ch12" chart:values-cell-range-address="Sheet2.N3:Sheet2.N22" chart:label-cell-address="Sheet1.A1:Sheet1.A1" chart:class="chart:scatter">
            <chart:error-indicator chart:style-name="ch13" chart:dimension="y"/>
            <chart:data-point chart:repeated="6"/>
            <chart:data-point chart:style-name="ch14"/>
            <chart:data-point chart:repeated="13"/>
          </chart:series>
          <chart:series chart:style-name="ch15" chart:values-cell-range-address="Sheet2.J3:Sheet2.J23" chart:label-cell-address="Sheet1.A1:Sheet1.A1" chart:class="chart:scatter">
            <chart:error-indicator chart:style-name="ch16" chart:dimension="y"/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8673">
                <text:p>1.28673</text:p>
                <draw:g>
                  <svg:desc>Sheet2.E3:Sheet2.E23</svg:desc>
                </draw:g>
              </table:table-cell>
              <table:table-cell office:value-type="float" office:value="0.00942">
                <text:p>0.00942</text:p>
                <draw:g>
                  <svg:desc>Sheet2.G3:Sheet2.G23</svg:desc>
                </draw:g>
              </table:table-cell>
              <table:table-cell office:value-type="float" office:value="0.00923">
                <text:p>0.00923</text:p>
                <draw:g>
                  <svg:desc>Sheet2.H3:Sheet2.H23</svg:desc>
                </draw:g>
              </table:table-cell>
              <table:table-cell office:value-type="float" office:value="1.273">
                <text:p>1.273</text:p>
                <draw:g>
                  <svg:desc>Sheet2.R3:Sheet2.R19</svg:desc>
                </draw:g>
              </table:table-cell>
              <table:table-cell office:value-type="float" office:value="0.006">
                <text:p>0.006</text:p>
                <draw:g>
                  <svg:desc>Sheet2.S3:Sheet2.S19</svg:desc>
                </draw:g>
              </table:table-cell>
              <table:table-cell office:value-type="float" office:value="0.006">
                <text:p>0.006</text:p>
                <draw:g>
                  <svg:desc>Sheet2.S3:Sheet2.S19</svg:desc>
                </draw:g>
              </table:table-cell>
              <table:table-cell office:value-type="float" office:value="1.245">
                <text:p>1.245</text:p>
                <draw:g>
                  <svg:desc>Sheet2.P3:Sheet2.P19</svg:desc>
                </draw:g>
              </table:table-cell>
              <table:table-cell office:value-type="float" office:value="NaN">
                <text:p>NaN</text:p>
                <draw:g>
                  <svg:desc>Sheet2.Q2:Sheet2.Q19</svg:desc>
                </draw:g>
              </table:table-cell>
              <table:table-cell office:value-type="float" office:value="NaN">
                <text:p>NaN</text:p>
                <draw:g>
                  <svg:desc>Sheet2.Q2:Sheet2.Q19</svg:desc>
                </draw:g>
              </table:table-cell>
              <table:table-cell office:value-type="float" office:value="1.37">
                <text:p>1.37</text:p>
                <draw:g>
                  <svg:desc>Sheet2.N3:Sheet2.N22</svg:desc>
                </draw:g>
              </table:table-cell>
              <table:table-cell office:value-type="float" office:value="0.03">
                <text:p>0.03</text:p>
                <draw:g>
                  <svg:desc>Sheet2.O3:Sheet2.O22</svg:desc>
                </draw:g>
              </table:table-cell>
              <table:table-cell office:value-type="float" office:value="0.03">
                <text:p>0.03</text:p>
                <draw:g>
                  <svg:desc>Sheet2.O3:Sheet2.O22</svg:desc>
                </draw:g>
              </table:table-cell>
              <table:table-cell office:value-type="float" office:value="1.208">
                <text:p>1.208</text:p>
                <draw:g>
                  <svg:desc>Sheet2.J3:Sheet2.J23</svg:desc>
                </draw:g>
              </table:table-cell>
              <table:table-cell office:value-type="float" office:value="0.049">
                <text:p>0.049</text:p>
                <draw:g>
                  <svg:desc>Sheet2.K3:Sheet2.K23</svg:desc>
                </draw:g>
              </table:table-cell>
              <table:table-cell office:value-type="float" office:value="0.017">
                <text:p>0.017</text:p>
                <draw:g>
                  <svg:desc>Sheet2.M3:Sheet2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196">
                <text:p>0.11196</text:p>
              </table:table-cell>
              <table:table-cell office:value-type="float" office:value="0.00322">
                <text:p>0.00322</text:p>
              </table:table-cell>
              <table:table-cell office:value-type="float" office:value="0.00224">
                <text:p>0.0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84">
                <text:p>0.084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888">
                <text:p>0.0888</text:p>
              </table:table-cell>
              <table:table-cell office:value-type="float" office:value="0.0012">
                <text:p>0.0012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265">
                <text:p>0.52265</text:p>
              </table:table-cell>
              <table:table-cell office:value-type="float" office:value="0.07454">
                <text:p>0.07454</text:p>
              </table:table-cell>
              <table:table-cell office:value-type="float" office:value="0.06842">
                <text:p>0.06842</text:p>
              </table:table-cell>
              <table:table-cell office:value-type="float" office:value="0.63">
                <text:p>0.63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59">
                <text:p>0.59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82">
                <text:p>0.82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54">
                <text:p>0.54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7662">
                <text:p>2.37662</text:p>
              </table:table-cell>
              <table:table-cell office:value-type="float" office:value="0.07464">
                <text:p>0.07464</text:p>
              </table:table-cell>
              <table:table-cell office:value-type="float" office:value="0.04814">
                <text:p>0.04814</text:p>
              </table:table-cell>
              <table:table-cell office:value-type="float" office:value="2.01">
                <text:p>2.01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2.06">
                <text:p>2.0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2.26">
                <text:p>2.2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1.935">
                <text:p>1.935</text:p>
              </table:table-cell>
              <table:table-cell office:value-type="float" office:value="0.021">
                <text:p>0.02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595">
                <text:p>2.00595</text:p>
              </table:table-cell>
              <table:table-cell office:value-type="float" office:value="0.04671">
                <text:p>0.04671</text:p>
              </table:table-cell>
              <table:table-cell office:value-type="float" office:value="0.04585">
                <text:p>0.0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5">
                <text:p>1.455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1.7">
                <text:p>1.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1.517">
                <text:p>1.517</text:p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347">
                <text:p>0.30347</text:p>
              </table:table-cell>
              <table:table-cell office:value-type="float" office:value="0.00902">
                <text:p>0.00902</text:p>
              </table:table-cell>
              <table:table-cell office:value-type="float" office:value="0.00969">
                <text:p>0.00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3">
                <text:p>0.3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22">
                <text:p>0.22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503">
                <text:p>0.97503</text:p>
              </table:table-cell>
              <table:table-cell office:value-type="float" office:value="0.14294">
                <text:p>0.14294</text:p>
              </table:table-cell>
              <table:table-cell office:value-type="float" office:value="0.12538">
                <text:p>0.1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2963">
                <text:p>2.62963</text:p>
              </table:table-cell>
              <table:table-cell office:value-type="float" office:value="0.05979">
                <text:p>0.05979</text:p>
              </table:table-cell>
              <table:table-cell office:value-type="float" office:value="0.06577">
                <text:p>0.06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">
                <text:p>2.0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2.9">
                <text:p>2.9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92">
                <text:p>0.04292</text:p>
              </table:table-cell>
              <table:table-cell office:value-type="float" office:value="0.46236">
                <text:p>0.46236</text:p>
              </table:table-cell>
              <table:table-cell office:value-type="float" office:value="0.66748">
                <text:p>0.6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14">
                <text:p>0.1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0106">
                <text:p>2.10106</text:p>
              </table:table-cell>
              <table:table-cell office:value-type="float" office:value="0.24589">
                <text:p>0.24589</text:p>
              </table:table-cell>
              <table:table-cell office:value-type="float" office:value="0.06732">
                <text:p>0.06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1.51">
                <text:p>1.51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158">
                <text:p>0.19158</text:p>
              </table:table-cell>
              <table:table-cell office:value-type="float" office:value="0.02865">
                <text:p>0.02865</text:p>
              </table:table-cell>
              <table:table-cell office:value-type="float" office:value="0.37483">
                <text:p>0.3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">
                <text:p>0.224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873">
                <text:p>0.25873</text:p>
              </table:table-cell>
              <table:table-cell office:value-type="float" office:value="0.21217">
                <text:p>0.21217</text:p>
              </table:table-cell>
              <table:table-cell office:value-type="float" office:value="0.19277">
                <text:p>0.19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0.12">
                <text:p>0.1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8533">
                <text:p>2.98533</text:p>
              </table:table-cell>
              <table:table-cell office:value-type="float" office:value="0.45616">
                <text:p>0.45616</text:p>
              </table:table-cell>
              <table:table-cell office:value-type="float" office:value="1.05682">
                <text:p>1.05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7">
                <text:p>2.47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3.08">
                <text:p>3.08</text:p>
              </table:table-cell>
              <table:table-cell office:value-type="float" office:value="0.1">
                <text:p>0.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01">
                <text:p>0.10201</text:p>
              </table:table-cell>
              <table:table-cell office:value-type="float" office:value="0.34346">
                <text:p>0.34346</text:p>
              </table:table-cell>
              <table:table-cell office:value-type="float" office:value="0.31433">
                <text:p>0.3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0.06">
                <text:p>0.0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5869">
                <text:p>1.05869</text:p>
              </table:table-cell>
              <table:table-cell office:value-type="float" office:value="0.19696">
                <text:p>0.19696</text:p>
              </table:table-cell>
              <table:table-cell office:value-type="float" office:value="3.03194">
                <text:p>3.0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">
                <text:p>1.14</text:p>
              </table:table-cell>
              <table:table-cell office:value-type="float" office:value="0.11">
                <text:p>0.1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0358">
                <text:p>-0.40358</text:p>
              </table:table-cell>
              <table:table-cell office:value-type="float" office:value="0.09303">
                <text:p>0.09303</text:p>
              </table:table-cell>
              <table:table-cell office:value-type="float" office:value="0.08761">
                <text:p>0.0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">
                <text:p>-0.6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-0.4">
                <text:p>-0.4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8334">
                <text:p>2.28334</text:p>
              </table:table-cell>
              <table:table-cell office:value-type="float" office:value="0.11997">
                <text:p>0.11997</text:p>
              </table:table-cell>
              <table:table-cell office:value-type="float" office:value="0.04903">
                <text:p>0.04903</text:p>
              </table:table-cell>
              <table:table-cell office:value-type="float" office:value="2.5">
                <text:p>2.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1.27">
                <text:p>1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">
                <text:p>1.59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1.784">
                <text:p>1.784</text:p>
              </table:table-cell>
              <table:table-cell office:value-type="float" office:value="0.045">
                <text:p>0.04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191">
                <text:p>0.04191</text:p>
              </table:table-cell>
              <table:table-cell office:value-type="float" office:value="0.12031">
                <text:p>0.12031</text:p>
              </table:table-cell>
              <table:table-cell office:value-type="float" office:value="0.20879">
                <text:p>0.20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">
                <text:p>-0.07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3407">
                <text:p>1.83407</text:p>
              </table:table-cell>
              <table:table-cell office:value-type="float" office:value="0.15091">
                <text:p>0.15091</text:p>
              </table:table-cell>
              <table:table-cell office:value-type="float" office:value="0.23411">
                <text:p>0.23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">
                <text:p>1.9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2.09">
                <text:p>2.09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269">
                <text:p>0.03269</text:p>
              </table:table-cell>
              <table:table-cell office:value-type="float" office:value="0.00603">
                <text:p>0.00603</text:p>
              </table:table-cell>
              <table:table-cell office:value-type="float" office:value="0.00349">
                <text:p>0.00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">
                <text:p>0.02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28">
                <text:p>0.028</text:p>
              </table:table-cell>
              <table:table-cell office:value-type="float" office:value="0.013">
                <text:p>0.01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3">
                <text:p>0.0033</text:p>
              </table:table-cell>
              <table:table-cell office:value-type="float" office:value="0.25194">
                <text:p>0.25194</text:p>
              </table:table-cell>
              <table:table-cell office:value-type="float" office:value="0.4877">
                <text:p>0.4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